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0.589cm" loext:decorative="false"/>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in-height="0.395cm" loext:decorative="false"/>
      <style:paragraph-properties style:writing-mode="lr-tb"/>
    </style:style>
    <style:style style:name="pr1" style:family="presentation" style:parent-style-name="Forestbird3-title">
      <style:graphic-properties draw:auto-grow-height="true" fo:min-height="3.333cm" loext:decorative="false"/>
      <style:paragraph-properties style:writing-mode="lr-tb"/>
    </style:style>
    <style:style style:name="pr2" style:family="presentation" style:parent-style-name="Forestbird3-outline1">
      <style:graphic-properties fo:min-height="9.001cm" loext:decorative="false"/>
      <style:paragraph-properties style:writing-mode="lr-tb"/>
    </style:style>
    <style:style style:name="pr3" style:family="presentation" style:parent-style-name="Forestbird3-title">
      <style:graphic-properties draw:textarea-horizontal-align="left" fo:min-height="0.847cm" loext:decorative="false"/>
      <style:paragraph-properties style:writing-mode="lr-tb"/>
    </style:style>
    <style:style style:name="pr4" style:family="presentation" style:parent-style-name="Forestbird3-notes">
      <style:graphic-properties draw:fill-color="#ffffff" draw:auto-grow-height="false" fo:min-height="14.001cm" loext:decorative="false"/>
      <style:paragraph-properties style:writing-mode="lr-tb"/>
    </style:style>
    <style:style style:name="pr5" style:family="presentation" style:parent-style-name="Forestbird-title">
      <style:graphic-properties fo:min-height="2.316cm" loext:decorative="false"/>
      <style:paragraph-properties style:writing-mode="lr-tb"/>
    </style:style>
    <style:style style:name="pr6" style:family="presentation" style:parent-style-name="Forestbird-subtitle">
      <style:graphic-properties draw:stroke="solid" draw:fill-color="#ffffff" draw:textarea-horizontal-align="left" draw:textarea-vertical-align="top" fo:min-height="2.963cm" draw:shadow="hidden" loext:decorative="false"/>
      <style:paragraph-properties style:writing-mode="lr-tb"/>
    </style:style>
    <style:style style:name="pr7" style:family="presentation" style:parent-style-name="Forestbird-subtitle">
      <style:graphic-properties draw:stroke="none" draw:fill-color="#ffffff" draw:textarea-horizontal-align="left" draw:textarea-vertical-align="top" fo:min-height="0.847cm" draw:shadow="hidden" loext:decorative="false"/>
      <style:paragraph-properties style:writing-mode="lr-tb"/>
    </style:style>
    <style:style style:name="pr8" style:family="presentation" style:parent-style-name="Forestbird-subtitle">
      <style:graphic-properties draw:stroke="solid" draw:fill-color="#ffffff" draw:textarea-horizontal-align="left" draw:textarea-vertical-align="top" fo:min-height="1.999cm" draw:shadow="hidden" loext:decorative="false"/>
      <style:paragraph-properties style:writing-mode="lr-tb"/>
    </style:style>
    <style:style style:name="pr9" style:family="presentation" style:parent-style-name="Forestbird-subtitle" style:list-style-name="L3">
      <style:graphic-properties draw:stroke="solid" draw:fill-color="#ffffff" draw:textarea-horizontal-align="left" draw:textarea-vertical-align="top" fo:min-height="9.948cm" draw:shadow="hidden" loext:decorative="false"/>
      <style:paragraph-properties style:writing-mode="lr-tb"/>
    </style:style>
    <style:style style:name="pr10" style:family="presentation" style:parent-style-name="Forestbird-subtitle">
      <style:graphic-properties draw:stroke="solid" draw:fill-color="#ffffff" draw:textarea-horizontal-align="left" draw:textarea-vertical-align="top" fo:min-height="3.197cm" draw:shadow="hidden" loext:decorative="false"/>
      <style:paragraph-properties style:writing-mode="lr-tb"/>
    </style:style>
    <style:style style:name="pr11" style:family="presentation" style:parent-style-name="Forestbird-subtitle">
      <style:graphic-properties draw:stroke="solid" draw:fill-color="#ffffff" draw:textarea-horizontal-align="left" draw:textarea-vertical-align="top" fo:min-height="2.962cm" draw:shadow="hidden" loext:decorative="false"/>
      <style:paragraph-properties style:writing-mode="lr-tb"/>
    </style:style>
    <style:style style:name="pr12" style:family="presentation" style:parent-style-name="Forestbird-title">
      <style:graphic-properties draw:textarea-horizontal-align="left" fo:min-height="0.847cm" loext:decorative="false"/>
      <style:paragraph-properties style:writing-mode="lr-tb"/>
    </style:style>
    <style:style style:name="pr13" style:family="presentation" style:parent-style-name="Forestbird-notes">
      <style:graphic-properties draw:fill-color="#ffffff" draw:auto-grow-height="false" fo:min-height="0.101cm" loext:decorative="false"/>
      <style:paragraph-properties style:writing-mode="lr-tb"/>
    </style:style>
    <style:style style:name="pr14" style:family="presentation" style:parent-style-name="Forestbird1-subtitle">
      <style:graphic-properties draw:stroke="solid" draw:fill-color="#ffffff" draw:textarea-horizontal-align="left" draw:textarea-vertical-align="top" fo:min-height="5.518cm" draw:shadow="hidden" loext:decorative="false"/>
      <style:paragraph-properties style:writing-mode="lr-tb"/>
    </style:style>
    <style:style style:name="pr15" style:family="presentation" style:parent-style-name="Forestbird1-title">
      <style:graphic-properties fo:min-height="2.316cm" loext:decorative="false"/>
      <style:paragraph-properties style:writing-mode="lr-tb"/>
    </style:style>
    <style:style style:name="pr16" style:family="presentation" style:parent-style-name="Forestbird1-subtitle">
      <style:graphic-properties draw:stroke="none" draw:fill-color="#ffffff" draw:textarea-horizontal-align="left" draw:textarea-vertical-align="top" fo:min-height="0.634cm" draw:shadow="hidden" loext:decorative="false"/>
      <style:paragraph-properties style:writing-mode="lr-tb"/>
    </style:style>
    <style:style style:name="pr17" style:family="presentation" style:parent-style-name="Forestbird1-subtitle">
      <style:graphic-properties draw:stroke="solid" draw:fill-color="#ffffff" draw:textarea-horizontal-align="left" draw:textarea-vertical-align="top" fo:min-height="1.565cm" draw:shadow="hidden" loext:decorative="false"/>
      <style:paragraph-properties style:writing-mode="lr-tb"/>
    </style:style>
    <style:style style:name="pr18" style:family="presentation" style:parent-style-name="Forestbird1-subtitle">
      <style:graphic-properties draw:stroke="solid" draw:fill-color="#ffffff" draw:textarea-horizontal-align="left" draw:textarea-vertical-align="top" fo:min-height="2.54cm" draw:shadow="hidden" loext:decorative="false"/>
      <style:paragraph-properties style:writing-mode="lr-tb"/>
    </style:style>
    <style:style style:name="pr19" style:family="presentation" style:parent-style-name="Forestbird1-subtitle">
      <style:graphic-properties draw:stroke="solid" draw:fill-color="#ffffff" draw:textarea-horizontal-align="left" draw:textarea-vertical-align="top" fo:min-height="2.264cm" draw:shadow="hidden" loext:decorative="false"/>
      <style:paragraph-properties style:writing-mode="lr-tb"/>
    </style:style>
    <style:style style:name="pr20" style:family="presentation" style:parent-style-name="Forestbird1-subtitle">
      <style:graphic-properties draw:stroke="solid" draw:fill-color="#ffffff" draw:textarea-horizontal-align="left" draw:textarea-vertical-align="top" fo:min-height="1.87cm" draw:shadow="hidden" loext:decorative="false"/>
      <style:paragraph-properties style:writing-mode="lr-tb"/>
    </style:style>
    <style:style style:name="pr21" style:family="presentation" style:parent-style-name="Forestbird1-subtitle">
      <style:graphic-properties draw:stroke="solid" draw:fill-color="#ffffff" draw:textarea-horizontal-align="left" draw:textarea-vertical-align="top" fo:min-height="4.158cm" draw:shadow="hidden" loext:decorative="false"/>
      <style:paragraph-properties style:writing-mode="lr-tb"/>
    </style:style>
    <style:style style:name="pr22" style:family="presentation" style:parent-style-name="Forestbird1-subtitle">
      <style:graphic-properties draw:stroke="solid" draw:fill-color="#ffffff" draw:textarea-horizontal-align="left" draw:textarea-vertical-align="top" fo:min-height="3.605cm" draw:shadow="hidden" loext:decorative="false"/>
      <style:paragraph-properties style:writing-mode="lr-tb"/>
    </style:style>
    <style:style style:name="pr23" style:family="presentation" style:parent-style-name="Forestbird1-subtitle">
      <style:graphic-properties draw:stroke="solid" draw:fill-color="#ffffff" draw:textarea-horizontal-align="left" draw:textarea-vertical-align="top" fo:min-height="3.604cm" draw:shadow="hidden" loext:decorative="false"/>
      <style:paragraph-properties style:writing-mode="lr-tb"/>
    </style:style>
    <style:style style:name="pr24" style:family="presentation" style:parent-style-name="Forestbird1-subtitle">
      <style:graphic-properties draw:stroke="solid" draw:fill-color="#ffffff" draw:textarea-horizontal-align="left" draw:textarea-vertical-align="top" fo:min-height="6.366cm" draw:shadow="hidden" loext:decorative="false"/>
      <style:paragraph-properties style:writing-mode="lr-tb"/>
    </style:style>
    <style:style style:name="pr25" style:family="presentation" style:parent-style-name="Forestbird1-title">
      <style:graphic-properties draw:textarea-horizontal-align="left" fo:min-height="0.847cm" loext:decorative="false"/>
      <style:paragraph-properties style:writing-mode="lr-tb"/>
    </style:style>
    <style:style style:name="pr26" style:family="presentation" style:parent-style-name="Forestbird1-notes">
      <style:graphic-properties draw:fill-color="#ffffff" draw:auto-grow-height="false" fo:min-height="0.101cm" loext:decorative="false"/>
      <style:paragraph-properties style:writing-mode="lr-tb"/>
    </style:style>
    <style:style style:name="pr27" style:family="presentation" style:parent-style-name="Forestbird2-title">
      <style:graphic-properties draw:textarea-horizontal-align="left" fo:min-height="0.847cm" loext:decorative="false"/>
      <style:paragraph-properties style:writing-mode="lr-tb"/>
    </style:style>
    <style:style style:name="pr28" style:family="presentation" style:parent-style-name="Forestbird2-title">
      <style:graphic-properties fo:min-height="1.423cm" loext:decorative="false"/>
      <style:paragraph-properties style:writing-mode="lr-tb"/>
    </style:style>
    <style:style style:name="pr29" style:family="presentation" style:parent-style-name="Forestbird2-subtitle">
      <style:graphic-properties draw:stroke="solid" draw:fill-color="#ffffff" draw:textarea-horizontal-align="left" draw:textarea-vertical-align="top" fo:min-height="7.454cm" draw:shadow="hidden" loext:decorative="false"/>
      <style:paragraph-properties style:writing-mode="lr-tb"/>
    </style:style>
    <style:style style:name="pr30" style:family="presentation" style:parent-style-name="Forestbird2-title">
      <style:graphic-properties fo:min-height="1.906cm" loext:decorative="false"/>
      <style:paragraph-properties style:writing-mode="lr-tb"/>
    </style:style>
    <style:style style:name="pr31" style:family="presentation" style:parent-style-name="Forestbird2-subtitle">
      <style:graphic-properties draw:stroke="none" draw:fill-color="#ffffff" draw:textarea-horizontal-align="left" draw:textarea-vertical-align="top" fo:min-height="0.634cm" draw:shadow="hidden" loext:decorative="false"/>
      <style:paragraph-properties style:writing-mode="lr-tb"/>
    </style:style>
    <style:style style:name="pr32" style:family="presentation" style:parent-style-name="Forestbird2-subtitle">
      <style:graphic-properties draw:stroke="solid" draw:fill-color="#ffffff" draw:textarea-horizontal-align="left" draw:textarea-vertical-align="top" fo:min-height="2.999cm" draw:shadow="hidden" loext:decorative="false"/>
      <style:paragraph-properties style:writing-mode="lr-tb"/>
    </style:style>
    <style:style style:name="pr33" style:family="presentation" style:parent-style-name="Forestbird2-subtitle">
      <style:graphic-properties draw:stroke="solid" draw:fill-color="#ffffff" draw:textarea-horizontal-align="left" draw:textarea-vertical-align="top" fo:min-height="9.349cm" draw:shadow="hidden" loext:decorative="false"/>
      <style:paragraph-properties style:writing-mode="lr-tb"/>
    </style:style>
    <style:style style:name="pr34" style:family="presentation" style:parent-style-name="Forestbird2-subtitle">
      <style:graphic-properties draw:stroke="solid" draw:fill-color="#ffffff" draw:textarea-horizontal-align="left" draw:textarea-vertical-align="top" fo:min-height="6.074cm" draw:shadow="hidden" loext:decorative="false"/>
      <style:paragraph-properties style:writing-mode="lr-tb"/>
    </style:style>
    <style:style style:name="pr35" style:family="presentation" style:parent-style-name="Forestbird2-subtitle">
      <style:graphic-properties draw:stroke="solid" draw:fill-color="#ffffff" draw:textarea-horizontal-align="left" draw:textarea-vertical-align="top" fo:min-height="6.071cm" draw:shadow="hidden" loext:decorative="false"/>
      <style:paragraph-properties style:writing-mode="lr-tb"/>
    </style:style>
    <style:style style:name="pr36" style:family="presentation" style:parent-style-name="Forestbird2-notes">
      <style:graphic-properties draw:fill-color="#ffffff" draw:auto-grow-height="false" fo:min-height="0.101cm" loext:decorative="false"/>
      <style:paragraph-properties style:writing-mode="lr-tb"/>
    </style:style>
    <style:style style:name="pr37" style:family="presentation" style:parent-style-name="Forestbird3-subtitle">
      <style:graphic-properties draw:stroke="solid" draw:fill-color="#ffffff" draw:textarea-horizontal-align="left" draw:textarea-vertical-align="top" fo:min-height="5.098cm" draw:shadow="hidden" loext:decorative="false"/>
      <style:paragraph-properties style:writing-mode="lr-tb"/>
    </style:style>
    <style:style style:name="pr38" style:family="presentation" style:parent-style-name="Forestbird3-notes">
      <style:graphic-properties draw:fill-color="#ffffff" draw:auto-grow-height="false" fo:min-height="0.101cm" loext:decorative="false"/>
      <style:paragraph-properties style:writing-mode="lr-tb"/>
    </style:style>
    <style:style style:name="P1" style:family="paragraph">
      <style:paragraph-properties fo:margin-left="0.254cm" fo:margin-right="0.254cm" fo:margin-top="0.42cm" fo:margin-bottom="0.35cm" fo:text-align="start" fo:text-indent="0cm"/>
    </style:style>
    <style:style style:name="P2" style:family="paragraph">
      <style:paragraph-properties fo:margin-left="0.254cm" fo:margin-right="0.254cm" fo:margin-top="0.42cm" fo:margin-bottom="0.35cm" fo:text-align="start" fo:text-indent="0cm"/>
      <style:text-properties fo:font-size="10pt" style:font-size-asian="10pt" style:font-size-complex="10pt"/>
    </style:style>
    <style:style style:name="P3" style:family="paragraph">
      <style:paragraph-properties fo:text-align="start"/>
    </style:style>
    <style:style style:name="P4" style:family="paragraph">
      <loext:graphic-properties draw:fill-color="#ffffff"/>
    </style:style>
    <style:style style:name="P5" style:family="paragraph">
      <style:text-properties fo:text-shadow="1pt 1pt"/>
    </style:style>
    <style:style style:name="P6" style:family="paragraph">
      <style:paragraph-properties fo:margin-left="0.254cm" fo:margin-right="0.254cm" fo:margin-top="0.229cm" fo:margin-bottom="0cm" fo:text-align="start" fo:text-indent="0cm"/>
    </style:style>
    <style:style style:name="P7" style:family="paragraph">
      <style:paragraph-properties fo:margin-left="0.254cm" fo:margin-right="0.254cm" fo:margin-top="0.051cm" fo:margin-bottom="0cm" fo:text-align="start" fo:text-indent="0cm"/>
    </style:style>
    <style:style style:name="P8" style:family="paragraph">
      <style:paragraph-properties fo:margin-left="0.254cm" fo:margin-right="0.254cm" fo:margin-top="0.051cm" fo:margin-bottom="0cm" fo:line-height="100%" fo:text-align="start" fo:text-indent="0cm"/>
    </style:style>
    <style:style style:name="P9" style:family="paragraph">
      <loext:graphic-properties draw:fill-color="#ffffff"/>
      <style:paragraph-properties fo:margin-left="0.254cm" fo:margin-right="0.254cm" fo:margin-top="0.051cm" fo:margin-bottom="0cm" fo:text-align="start" fo:text-indent="0cm"/>
      <style:text-properties fo:font-size="14pt" style:font-size-asian="10.5pt" style:font-size-complex="10.5pt"/>
    </style:style>
    <style:style style:name="P10" style:family="paragraph">
      <style:paragraph-properties fo:margin-left="0.254cm" fo:margin-right="0.254cm" fo:margin-top="0cm" fo:margin-bottom="0cm" fo:text-align="start" fo:text-indent="0cm"/>
    </style:style>
    <style:style style:name="P11" style:family="paragraph">
      <style:paragraph-properties fo:margin-left="0.254cm" fo:margin-right="0.254cm" fo:margin-top="0.076cm" fo:margin-bottom="0cm" fo:line-height="100%" fo:text-align="start" fo:text-indent="0cm"/>
    </style:style>
    <style:style style:name="P12" style:family="paragraph">
      <style:paragraph-properties fo:margin-left="0.254cm" fo:margin-right="0.254cm" fo:margin-top="0.076cm" fo:margin-bottom="0cm" fo:text-align="start" fo:text-indent="0cm"/>
    </style:style>
    <style:style style:name="P13" style:family="paragraph">
      <style:paragraph-properties fo:margin-left="0.254cm" fo:margin-right="0.254cm" fo:margin-top="0.102cm" fo:margin-bottom="0cm" fo:text-align="start" fo:text-indent="0cm"/>
    </style:style>
    <style:style style:name="P14" style:family="paragraph">
      <style:paragraph-properties fo:margin-top="0.42cm" fo:margin-bottom="0.35cm"/>
    </style:style>
    <style:style style:name="P15" style:family="paragraph">
      <loext:graphic-properties draw:fill="none" draw:fill-color="#ffffff"/>
      <style:paragraph-properties fo:margin-top="0.42cm" fo:margin-bottom="0.35cm"/>
      <style:text-properties fo:font-size="10pt" fo:font-weight="bold" style:font-size-asian="10pt" style:font-weight-asian="bold" style:font-size-complex="10pt" style:font-weight-complex="bold"/>
    </style:style>
    <style:style style:name="P16" style:family="paragraph">
      <loext:graphic-properties draw:fill-color="#ffffff"/>
      <style:paragraph-properties fo:margin-left="0.254cm" fo:margin-right="0.254cm" fo:margin-top="0.229cm" fo:margin-bottom="0cm" fo:text-align="start" fo:text-indent="0cm"/>
      <style:text-properties fo:font-size="10pt" style:font-size-asian="10pt" style:font-size-complex="10pt"/>
    </style:style>
    <style:style style:name="P17" style:family="paragraph">
      <loext:graphic-properties draw:fill-color="#ffffff"/>
      <style:paragraph-properties fo:margin-left="0.254cm" fo:margin-right="0.254cm" fo:margin-top="0.42cm" fo:margin-bottom="0.35cm" fo:text-align="start" fo:text-indent="0cm"/>
      <style:text-properties fo:font-size="10pt" style:font-size-asian="10pt" style:font-size-complex="10pt"/>
    </style:style>
    <style:style style:name="P18" style:family="paragraph">
      <style:paragraph-properties fo:margin-left="0.254cm" fo:margin-right="0.254cm" fo:margin-top="0.127cm" fo:margin-bottom="0cm" fo:text-align="start" fo:text-indent="0cm"/>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text-properties fo:font-size="10pt" fo:font-weight="bold" style:font-size-asian="10pt" style:font-weight-asian="bold" style:font-size-complex="10pt" style:font-weight-complex="bold"/>
    </style:style>
    <style:style style:name="P21" style:family="paragraph">
      <loext:graphic-properties draw:fill-color="#ffffff"/>
      <style:paragraph-properties fo:margin-left="0.254cm" fo:margin-right="0.254cm" fo:margin-top="0.127cm" fo:margin-bottom="0cm" fo:text-align="start" fo:text-indent="0cm"/>
      <style:text-properties fo:font-size="10pt" style:font-size-asian="10pt" style:font-size-complex="10pt"/>
    </style:style>
    <style:style style:name="P22" style:family="paragraph">
      <loext:graphic-properties draw:fill-color="#ffffff"/>
      <style:paragraph-properties fo:margin-left="0.254cm" fo:margin-right="0.254cm" fo:margin-top="0.229cm" fo:margin-bottom="0cm" fo:text-align="start" fo:text-indent="0cm"/>
      <style:text-properties fo:font-size="16pt" fo:font-weight="bold" style:font-size-asian="16pt" style:font-weight-asian="bold" style:font-size-complex="16pt" style:font-weight-complex="bold"/>
    </style:style>
    <style:style style:name="T1" style:family="text">
      <style:text-properties fo:font-size="11pt" style:font-size-asian="11pt" style:font-size-complex="11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5pt" style:font-size-asian="10.5pt" style:font-size-complex="10.5pt"/>
    </style:style>
    <style:style style:name="T6" style:family="text">
      <style:text-properties fo:text-shadow="1pt 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9pt" style:font-size-asian="9pt" style:font-size-complex="9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2pt" fo:font-weight="bold" style:font-size-asian="9pt" style:font-weight-asian="bold" style:font-size-complex="9pt" style:font-weight-complex="bold"/>
    </style:style>
    <style:style style:name="T13" style:family="text">
      <style:text-properties fo:font-size="11pt" fo:font-weight="bold" style:font-size-asian="8pt" style:font-weight-asian="bold" style:font-size-complex="8pt" style:font-weight-complex="bold"/>
    </style:style>
    <style:style style:name="T14" style:family="text">
      <style:text-properties fo:font-size="9pt" fo:font-weight="normal" style:font-size-asian="5.40000009536743pt" style:font-weight-asian="normal" style:font-size-complex="5.40000009536743pt" style:font-weight-complex="normal"/>
    </style:style>
    <style:style style:name="T15" style:family="text">
      <style:text-properties fo:font-size="9pt" fo:font-weight="bold" style:font-size-asian="5.40000009536743pt" style:font-weight-asian="bold" style:font-size-complex="5.40000009536743pt"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4pt" fo:font-weight="normal" style:font-size-asian="10.5pt" style:font-weight-asian="normal" style:font-size-complex="10.5pt" style:font-weight-complex="normal"/>
    </style:style>
    <style:style style:name="T19" style:family="text">
      <style:text-properties fo:font-size="14pt" fo:font-weight="bold" style:font-size-asian="10.5pt" style:font-weight-asian="bold" style:font-size-complex="10.5pt" style:font-weight-complex="bold"/>
    </style:style>
    <style:style style:name="T20" style:family="text">
      <style:text-properties fo:font-size="15pt" fo:font-weight="bold" style:font-size-asian="11pt" style:font-weight-asian="bold" style:font-size-complex="11pt" style:font-weight-complex="bold"/>
    </style:style>
    <style:style style:name="T21" style:family="text">
      <style:text-properties fo:font-size="18pt" fo:text-shadow="1pt 1pt" style:font-size-asian="18pt" style:font-size-complex="18pt"/>
    </style:style>
    <style:style style:name="T22" style:family="text">
      <style:text-properties fo:font-size="10.5pt" fo:font-weight="bold" style:font-size-asian="10.5pt" style:font-weight-asian="bold" style:font-size-complex="10.5pt" style:font-weight-complex="bold"/>
    </style:style>
    <style:style style:name="T23" style:family="text">
      <style:text-properties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Forestbird3" presentation:presentation-page-layout-name="AL1T1">
        <office:forms form:automatic-focus="false" form:apply-design-mode="false"/>
        <draw:frame presentation:style-name="pr1" draw:layer="layout" svg:width="26.518cm" svg:height="3.333cm" svg:x="1.591cm" svg:y="0.666cm" presentation:class="title">
          <draw:text-box>
            <text:p>Playwright Field Guide</text:p>
          </draw:text-box>
        </draw:frame>
        <draw:frame presentation:style-name="pr2" draw:text-style-name="P2" draw:layer="layout" svg:width="26.518cm" svg:height="11.42cm" svg:x="1.591cm" svg:y="4.666cm" presentation:class="outline" presentation:user-transformed="true">
          <draw:text-box>
            <text:list text:style-name="L2">
              <text:list-header>
                <text:p text:style-name="P1"><text:span text:style-name="T1"/></text:p>
              </text:list-header>
            </text:list>
            <text:p text:style-name="P1"><text:span text:style-name="T2">Everybody has a cheat sheet, we have a Field Guide.</text:span></text:p>
            <text:p text:style-name="P1"><text:span text:style-name="T3">Lists of commands. Snippets without context. Pages of syntax that does not always make sense.</text:span></text:p>
            <text:p text:style-name="P1"><text:span text:style-name="T4">This is not a cheat sheet it is a field guide that adds some context to all those snippets and syntax.</text:span></text:p>
            <text:p text:style-name="P1"><text:span text:style-name="T3">This Playwright Field Guide is designed as a practical, structured reference for modern test automation. It doesn’t just show you what commands exist — it shows you when to use them, why they matter, and how they work together. Each section builds on the previous one, guiding you through navigation, locating elements, synchronization, actions, assertions, and beyond.</text:span></text:p>
            <text:p text:style-name="P1"><text:span text:style-name="T3">This guide is meant to be printed, shared, and used in real projects — a quick-glance tactical reference for engineers who want stable, maintainable, and modern Playwright tests.</text:span></text:p>
            <text:p text:style-name="P1"><text:span text:style-name="T2">Stable tests are not written by accident, practice makes perfect.</text:span></text:p>
            <text:p text:style-name="P1"><text:span text:style-name="T1"/></text:p>
          </draw:text-box>
        </draw:frame>
        <draw:frame presentation:style-name="pr3"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draw:page-thumbnail draw:style-name="gr1" draw:layer="layout" svg:width="17cm" svg:height="9.56cm" svg:x="2cm" svg:y="2.5cm" draw:page-number="1" presentation:class="page"/>
          <draw:frame presentation:style-name="pr4" draw:text-style-name="P4" draw:layer="layout" svg:width="17cm" svg:height="14cm" svg:x="2cm" svg:y="13cm" presentation:class="notes" presentation:placeholder="true">
            <draw:text-box/>
          </draw:frame>
        </presentation:notes>
      </draw:page>
      <draw:page draw:name="page2" draw:style-name="dp1" draw:master-page-name="Forestbird" presentation:presentation-page-layout-name="AL2T0">
        <office:forms form:automatic-focus="false" form:apply-design-mode="false"/>
        <draw:frame presentation:style-name="pr5" draw:text-style-name="P5" draw:layer="layout" svg:width="26.518cm" svg:height="2.316cm" svg:x="1.591cm" svg:y="-0.221cm" presentation:class="title" presentation:user-transformed="true">
          <draw:text-box>
            <text:p><text:span text:style-name="T6">Navigators</text:span></text:p>
          </draw:text-box>
        </draw:frame>
        <draw:frame presentation:style-name="pr6" draw:text-style-name="P9" draw:layer="layout" svg:width="13.335cm" svg:height="2.963cm" svg:x="0.635cm" svg:y="2.752cm" presentation:class="subtitle" presentation:user-transformed="true">
          <draw:text-box>
            <text:p text:style-name="P6"><text:span text:style-name="T7">Page Movement</text:span></text:p>
            <text:p text:style-name="P7"><text:span text:style-name="T8">page.goto(URL)</text:span><text:span text:style-name="T8"><text:tab/></text:span><text:span text:style-name="T8">await page.goto('https://playground.testduo.co.za');</text:span></text:p>
            <text:p text:style-name="P8"><text:span text:style-name="T8">page.goBack()</text:span><text:span text:style-name="T8"><text:tab/></text:span><text:span text:style-name="T8"><text:tab/></text:span><text:span text:style-name="T8">await page.goBack();</text:span></text:p>
            <text:p text:style-name="P7"><text:span text:style-name="T8">page.goForward()</text:span><text:span text:style-name="T8"><text:tab/></text:span><text:span text:style-name="T8">await page.goForward();</text:span></text:p>
            <text:p text:style-name="P7"><text:span text:style-name="T8">page.reload()</text:span><text:span text:style-name="T8"><text:tab/></text:span><text:span text:style-name="T8"><text:tab/></text:span><text:span text:style-name="T8">await page.reload();</text:span></text:p>
            <text:p text:style-name="P7"><text:span text:style-name="T5"><text:tab/></text:span></text:p>
          </draw:text-box>
        </draw:frame>
        <draw:frame presentation:style-name="pr7" draw:text-style-name="P9" draw:layer="layout" svg:width="28.289cm" svg:height="0.847cm" svg:x="0.673cm" svg:y="1.905cm">
          <draw:text-box>
            <text:p text:style-name="P7"><text:span text:style-name="T9">Navigators control how your test moves through the application. Every test begins with movement — but reliable tests validate where they land.</text:span></text:p>
          </draw:text-box>
        </draw:frame>
        <draw:frame presentation:style-name="pr8" draw:text-style-name="P9" draw:layer="layout" svg:width="13.335cm" svg:height="1.999cm" svg:x="0.635cm" svg:y="5.956cm">
          <draw:text-box>
            <text:p text:style-name="P10"><text:span text:style-name="T7">Page Information</text:span></text:p>
            <text:p text:style-name="P7"><text:span text:style-name="T8">page.url()</text:span><text:span text:style-name="T8"><text:tab/></text:span><text:span text:style-name="T8"><text:tab/></text:span><text:span text:style-name="T8">const currentUrl = page.url();</text:span></text:p>
            <text:p text:style-name="P7"><text:span text:style-name="T8">page.title()</text:span><text:span text:style-name="T8"><text:tab/></text:span><text:span text:style-name="T8"><text:tab/></text:span><text:span text:style-name="T8">const pageTitle = await page.title();</text:span></text:p>
            <text:p text:style-name="P7"><text:span text:style-name="T8"><text:tab/></text:span></text:p>
          </draw:text-box>
        </draw:frame>
        <draw:frame presentation:style-name="pr9" draw:text-style-name="P9" draw:layer="layout" svg:width="14.32cm" svg:height="9.948cm" svg:x="14.605cm" svg:y="2.752cm">
          <draw:text-box>
            <text:p text:style-name="P7"><text:span text:style-name="T7">Navigate</text:span></text:p>
            <text:p text:style-name="P7"><text:span text:style-name="T8">await Promise.all([</text:span></text:p>
            <text:p text:style-name="P7"><text:span text:style-name="T8"><text:s text:c="2"/>page.waitForURL('**/dashboard'),</text:span></text:p>
            <text:p text:style-name="P7"><text:span text:style-name="T8"><text:s text:c="2"/>page.getByRole('button', { name: 'Login' }).click(),</text:span></text:p>
            <text:p text:style-name="P7"><text:span text:style-name="T8">]);</text:span></text:p>
            <text:p text:style-name="P7"><text:span text:style-name="T5"/></text:p>
            <text:p text:style-name="P7"><text:span text:style-name="T7">Then Validate</text:span></text:p>
            <text:p text:style-name="P7"><text:span text:style-name="T8">await expect(page).toHaveURL(‘/dashboard’);</text:span></text:p>
            <text:p text:style-name="P7"><text:span text:style-name="T8">await expect(page).toHaveTitle(‘Dashboard’);</text:span></text:p>
            <text:p text:style-name="P7"><text:span text:style-name="T5"><text:tab/></text:span></text:p>
            <text:p text:style-name="P7"><text:span text:style-name="T7">Refresh and Revalidate</text:span></text:p>
            <text:p text:style-name="P7"><text:span text:style-name="T8">await page.reload();</text:span></text:p>
            <text:p text:style-name="P7"><text:span text:style-name="T8">await expect(page.getByText('Order placed')).toBeVisible();</text:span></text:p>
            <text:p text:style-name="P7"><text:span text:style-name="T5"/></text:p>
            <text:p text:style-name="P8"><text:span text:style-name="T7">Not all navigation reloads the page.</text:span></text:p>
            <text:p text:style-name="P11"><text:span text:style-name="T8">Traditional apps → full page load</text:span></text:p>
            <text:p text:style-name="P11"><text:span text:style-name="T8">SPAs → URL changes, DOM updates, no reload</text:span></text:p>
            <text:p text:style-name="P11"><text:span text:style-name="T8">This is why waitForURL() matters more than waitForLoadState() in many modern apps.</text:span></text:p>
            <text:p text:style-name="P7"><text:span text:style-name="T5"/></text:p>
          </draw:text-box>
        </draw:frame>
        <draw:frame presentation:style-name="pr10" draw:text-style-name="P9" draw:layer="layout" svg:width="13.335cm" svg:height="3.197cm" svg:x="0.635cm" svg:y="8.233cm">
          <draw:text-box>
            <text:p text:style-name="P6"><text:span text:style-name="T7">Do</text:span></text:p>
            <text:list text:style-name="L1">
              <text:list-item>
                <text:p text:style-name="P12"><text:span text:style-name="T10">Validate URL after navigation.</text:span></text:p>
              </text:list-item>
              <text:list-item>
                <text:p text:style-name="P12"><text:span text:style-name="T10">Use Promise.all() when clicking triggers navigation.</text:span></text:p>
              </text:list-item>
              <text:list-item>
                <text:p text:style-name="P12"><text:span text:style-name="T10">Use web-first assertions instead of manual waits.</text:span></text:p>
              </text:list-item>
              <text:list-item>
                <text:p text:style-name="P12"><text:span text:style-name="T10">Think in states, not clicks.</text:span></text:p>
              </text:list-item>
            </text:list>
          </draw:text-box>
        </draw:frame>
        <draw:frame presentation:style-name="pr11" draw:text-style-name="P9" draw:layer="layout" svg:width="13.335cm" svg:height="2.962cm" svg:x="0.635cm" svg:y="11.643cm">
          <draw:text-box>
            <text:p text:style-name="P6"><text:span text:style-name="T7">Don’t</text:span></text:p>
            <text:list text:style-name="L1">
              <text:list-item>
                <text:p text:style-name="P13"><text:span text:style-name="T10">Assume navigation succeeded.</text:span></text:p>
              </text:list-item>
              <text:list-item>
                <text:p text:style-name="P13"><text:span text:style-name="T10">Use waitForTimeout() after clicking a link.</text:span></text:p>
              </text:list-item>
              <text:list-item>
                <text:p text:style-name="P13"><text:span text:style-name="T10">Rely only on goto() without validation.</text:span></text:p>
              </text:list-item>
              <text:list-item>
                <text:p text:style-name="P13"><text:span text:style-name="T10">Forget that SPAs may change URL without full reload.</text:span></text:p>
              </text:list-item>
            </text:list>
          </draw:text-box>
        </draw:frame>
        <draw:frame draw:style-name="gr2" draw:text-style-name="P15" draw:layer="layout" svg:width="12.7cm" svg:height="0.645cm" svg:x="17.145cm" svg:y="19.675cm">
          <draw:text-box>
            <text:p text:style-name="P14"><text:span text:style-name="T11">Next: Locators — Because moving is useless if you can’t find elements.</text:span></text:p>
          </draw:text-box>
        </draw:frame>
        <draw:frame presentation:style-name="pr12"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draw:page-thumbnail draw:style-name="gr1" draw:layer="layout" svg:width="17cm" svg:height="9.56cm" svg:x="2cm" svg:y="2.5cm" draw:page-number="2" presentation:class="page"/>
          <draw:frame presentation:style-name="pr13" draw:text-style-name="P4" draw:layer="layout" svg:width="17cm" svg:height="14cm" svg:x="2cm" svg:y="13cm" presentation:class="notes" presentation:placeholder="true">
            <draw:text-box/>
          </draw:frame>
        </presentation:notes>
      </draw:page>
      <draw:page draw:name="page3" draw:style-name="dp1" draw:master-page-name="Forestbird1" presentation:presentation-page-layout-name="AL1T1">
        <office:forms form:automatic-focus="false" form:apply-design-mode="false"/>
        <draw:frame presentation:style-name="pr14" draw:text-style-name="P16" draw:layer="layout" svg:width="14.605cm" svg:height="5.518cm" svg:x="0.635cm" svg:y="2.773cm">
          <draw:text-box>
            <text:p text:style-name="P6"><text:span text:style-name="T12">Accessible First (Preferred)</text:span></text:p>
            <text:p text:style-name="P7"><text:span text:style-name="T8">page.getByRole()</text:span><text:span text:style-name="T8"><text:tab/></text:span><text:span text:style-name="T8"><text:tab/></text:span><text:span text:style-name="T8">await page.getByRole('button', { name: 'Login' }).click();</text:span></text:p>
            <text:p text:style-name="P7"><text:span text:style-name="T8">page.getByText()</text:span><text:span text:style-name="T8"><text:tab/></text:span><text:span text:style-name="T8"><text:tab/></text:span><text:span text:style-name="T8">await page.getByText('Invalid email or password').isVisible();</text:span></text:p>
            <text:p text:style-name="P7"><text:span text:style-name="T8">page.getByLabel()</text:span><text:span text:style-name="T8"><text:tab/></text:span><text:span text:style-name="T8"><text:tab/></text:span><text:span text:style-name="T8">await page.getByLabel('Email').fill(</text:span><text:span text:style-name="T8"><text:a xlink:href="mailto:'user@example.com" xlink:type="simple">'user@example.com</text:a></text:span><text:span text:style-name="T8">');</text:span></text:p>
            <text:p text:style-name="P6"><text:span text:style-name="T12">Attribute-Based</text:span></text:p>
            <text:p text:style-name="P7"><text:span text:style-name="T8">page.getByPlaceholder()</text:span><text:span text:style-name="T8"><text:tab/></text:span><text:span text:style-name="T8">await page.getByPlaceholder('Enter your password').fill('P@ssw0rd!');</text:span></text:p>
            <text:p text:style-name="P7"><text:span text:style-name="T8">page.getByAltText()</text:span><text:span text:style-name="T8"><text:tab/></text:span><text:span text:style-name="T8"><text:tab/></text:span><text:span text:style-name="T8">await page.getByAltText('Product image').click();</text:span></text:p>
            <text:p text:style-name="P7"><text:span text:style-name="T8">page.getByTitle()</text:span><text:span text:style-name="T8"><text:tab/></text:span><text:span text:style-name="T8"><text:tab/></text:span><text:span text:style-name="T8">await page.getByTitle('View details').click();</text:span></text:p>
            <text:p text:style-name="P7"><text:span text:style-name="T8">page.getByTestId()</text:span><text:span text:style-name="T8"><text:tab/></text:span><text:span text:style-name="T8"><text:tab/></text:span><text:span text:style-name="T8">await page.getByTestId('checkout-submit').click();</text:span></text:p>
            <text:p text:style-name="P6"><text:span text:style-name="T12">CSS / Advanced</text:span></text:p>
            <text:p text:style-name="P7"><text:span text:style-name="T8">page.locator()</text:span><text:span text:style-name="T8"><text:tab/></text:span><text:span text:style-name="T8"><text:tab/></text:span><text:span text:style-name="T8"><text:tab/></text:span><text:span text:style-name="T8">await page.locator('#cart-count').textContent();</text:span></text:p>
          </draw:text-box>
        </draw:frame>
        <draw:frame presentation:style-name="pr15" draw:text-style-name="P5" draw:layer="layout" svg:width="26.518cm" svg:height="2.316cm" svg:x="1.591cm" svg:y="-0.221cm" presentation:class="title" presentation:user-transformed="true">
          <draw:text-box>
            <text:p><text:span text:style-name="T6">Locators</text:span></text:p>
          </draw:text-box>
        </draw:frame>
        <draw:frame presentation:style-name="pr16" draw:text-style-name="P17" draw:layer="layout" svg:width="28.289cm" svg:height="0.634cm" svg:x="0.674cm" svg:y="1.906cm">
          <draw:text-box>
            <text:p text:style-name="P1"><text:span text:style-name="T13">Locators define how your test sees the page. Good locators create stable tests. Bad locators create hard waits.</text:span></text:p>
          </draw:text-box>
        </draw:frame>
        <draw:frame presentation:style-name="pr17" draw:text-style-name="P16" draw:layer="layout" svg:width="14.605cm" svg:height="1.565cm" svg:x="0.635cm" svg:y="9.23cm">
          <draw:text-box>
            <text:p text:style-name="P6"><text:span text:style-name="T12">Chaining Locators</text:span></text:p>
            <text:p text:style-name="P7"><text:span text:style-name="T14">await page.getByRole('form').getByRole('button', { name: 'Submit' }).click();</text:span></text:p>
          </draw:text-box>
        </draw:frame>
        <draw:frame presentation:style-name="pr18" draw:text-style-name="P17" draw:layer="layout" svg:width="6.985cm" svg:height="2.54cm" svg:x="0.635cm" svg:y="11.03cm">
          <draw:text-box>
            <text:p text:style-name="P6"><text:span text:style-name="T12">Filtering</text:span></text:p>
            <text:p text:style-name="P7"><text:span text:style-name="T14">await page.getByRole('listitem')</text:span></text:p>
            <text:p text:style-name="P7"><text:span text:style-name="T14"><text:s text:c="2"/>.</text:span><text:span text:style-name="T15">filter</text:span><text:span text:style-name="T14">({ hasText: 'Product A' })</text:span></text:p>
            <text:p text:style-name="P7"><text:span text:style-name="T14"><text:s text:c="2"/>.getByRole('button', { name: 'Add to cart' })</text:span></text:p>
            <text:p text:style-name="P7"><text:span text:style-name="T14"><text:s text:c="2"/>.click();</text:span></text:p>
          </draw:text-box>
        </draw:frame>
        <draw:frame presentation:style-name="pr18" draw:text-style-name="P17" draw:layer="layout" svg:width="7.415cm" svg:height="2.54cm" svg:x="7.825cm" svg:y="11.03cm">
          <draw:text-box>
            <text:p text:style-name="P6"><text:span text:style-name="T12">Using Has</text:span></text:p>
            <text:p text:style-name="P7"><text:span text:style-name="T14">await page.locator('article', {</text:span></text:p>
            <text:p text:style-name="P7"><text:span text:style-name="T14"><text:s text:c="2"/></text:span><text:span text:style-name="T15">has</text:span><text:span text:style-name="T14">: page.getByText('Jump Rope')</text:span></text:p>
            <text:p text:style-name="P7"><text:span text:style-name="T14">}).getByRole('button', { name: 'Add' }).click();</text:span></text:p>
          </draw:text-box>
        </draw:frame>
        <draw:frame presentation:style-name="pr19" draw:text-style-name="P16" draw:layer="layout" svg:width="8.255cm" svg:height="2.264cm" svg:x="15.515cm" svg:y="2.816cm">
          <draw:text-box>
            <text:p text:style-name="P6"><text:span text:style-name="T12">First / Nth / Last</text:span></text:p>
            <text:p text:style-name="P7"><text:span text:style-name="T14">await page.getByRole('button').first().click();</text:span></text:p>
            <text:p text:style-name="P7"><text:span text:style-name="T14">await page.getByRole('button').nth(2).click();</text:span></text:p>
            <text:p text:style-name="P7"><text:span text:style-name="T14">await page.getByRole('button').last().click();</text:span></text:p>
          </draw:text-box>
        </draw:frame>
        <draw:frame presentation:style-name="pr20" draw:text-style-name="P16" draw:layer="layout" svg:width="8.255cm" svg:height="1.87cm" svg:x="15.515cm" svg:y="5.25cm">
          <draw:text-box>
            <text:p text:style-name="P6"><text:span text:style-name="T12">Exact Match</text:span></text:p>
            <text:p text:style-name="P7"><text:span text:style-name="T14">await page.getByRole('button', { name: 'Login', exact: true }).click();</text:span></text:p>
          </draw:text-box>
        </draw:frame>
        <draw:frame presentation:style-name="pr21" draw:text-style-name="P16" draw:layer="layout" svg:width="5.08cm" svg:height="4.158cm" svg:x="24.13cm" svg:y="2.827cm">
          <draw:text-box>
            <text:p text:style-name="P6"><text:span text:style-name="T12">Locator Priority Order</text:span></text:p>
            <text:list text:style-name="L3">
              <text:list-item>
                <text:p text:style-name="P18"><text:span text:style-name="T10">getByRole() (Best)</text:span></text:p>
              </text:list-item>
              <text:list-item>
                <text:p text:style-name="P18"><text:span text:style-name="T10">getByLabel()</text:span></text:p>
              </text:list-item>
              <text:list-item>
                <text:p text:style-name="P18"><text:span text:style-name="T10">getByText()</text:span></text:p>
              </text:list-item>
              <text:list-item>
                <text:p text:style-name="P18"><text:span text:style-name="T10">getByTestId()</text:span></text:p>
              </text:list-item>
              <text:list-item>
                <text:p text:style-name="P18"><text:span text:style-name="T10">locator() with CSS</text:span></text:p>
              </text:list-item>
              <text:list-item>
                <text:p text:style-name="P18"><text:span text:style-name="T10">XPath (Last resort)</text:span></text:p>
              </text:list-item>
            </text:list>
          </draw:text-box>
        </draw:frame>
        <draw:frame draw:style-name="gr3" draw:text-style-name="P15" draw:layer="layout" svg:width="11.43cm" svg:height="0.839cm" svg:x="3.175cm" svg:y="8.291cm">
          <draw:text-box>
            <text:p text:style-name="P14"><text:span text:style-name="T16">Locator quality determines test reliability.</text:span></text:p>
          </draw:text-box>
        </draw:frame>
        <draw:frame presentation:style-name="pr22" draw:text-style-name="P16" draw:layer="layout" svg:width="6.985cm" svg:height="3.605cm" svg:x="0.635cm" svg:y="13.775cm">
          <draw:text-box>
            <text:p text:style-name="P6"><text:span text:style-name="T12">Do</text:span></text:p>
            <text:p text:style-name="P18"><text:span text:style-name="T17">Prefer role-based locators.</text:span></text:p>
            <text:p text:style-name="P18"><text:span text:style-name="T17">Write locators as users perceive the UI.</text:span></text:p>
            <text:p text:style-name="P18"><text:span text:style-name="T17">Use chaining instead of long CSS selectors.</text:span></text:p>
            <text:p text:style-name="P18"><text:span text:style-name="T17">Use has and filter for dynamic content.</text:span></text:p>
          </draw:text-box>
        </draw:frame>
        <draw:frame presentation:style-name="pr23" draw:text-style-name="P16" draw:layer="layout" svg:width="7.385cm" svg:height="3.604cm" svg:x="7.855cm" svg:y="13.776cm">
          <draw:text-box>
            <text:p text:style-name="P6"><text:span text:style-name="T12">Don’t</text:span></text:p>
            <text:p text:style-name="P18"><text:span text:style-name="T14">Use long brittle CSS chains.</text:span></text:p>
            <text:p text:style-name="P18"><text:span text:style-name="T14">Depend on auto-generated class names.</text:span></text:p>
            <text:p text:style-name="P18"><text:span text:style-name="T14">Overuse XPath.</text:span></text:p>
            <text:p text:style-name="P18"><text:span text:style-name="T14">Use index-based .nth() without reason.</text:span></text:p>
            <text:p text:style-name="P1"><text:span text:style-name="T18"/></text:p>
          </draw:text-box>
        </draw:frame>
        <draw:frame draw:style-name="gr4" draw:text-style-name="P20" draw:layer="layout" svg:width="13.335cm" svg:height="0.645cm" svg:x="16.51cm" svg:y="19.676cm">
          <draw:text-box>
            <text:p text:style-name="P19"><text:span text:style-name="T11">Next: Waiting — Because finding an element isn’t enough. Timing matters.</text:span></text:p>
          </draw:text-box>
        </draw:frame>
        <draw:frame presentation:style-name="pr24" draw:text-style-name="P16" draw:layer="layout" svg:width="13.635cm" svg:height="6.366cm" svg:x="15.575cm" svg:y="7.62cm">
          <draw:text-box>
            <text:p text:style-name="P6"><text:span text:style-name="T19"><text:tab/></text:span><text:span text:style-name="T19"><text:tab/></text:span><text:span text:style-name="T19"><text:tab/></text:span><text:span text:style-name="T20">Real World Patterns</text:span></text:p>
            <text:p text:style-name="P18"><text:span text:style-name="T7">Login</text:span></text:p>
            <text:p text:style-name="P18"><text:span text:style-name="T10">await page.getByLabel('Email').fill(</text:span><text:span text:style-name="T10"><text:a xlink:href="mailto:'user@example.com" xlink:type="simple">'user@example.com</text:a></text:span><text:span text:style-name="T10">');</text:span></text:p>
            <text:p text:style-name="P18"><text:span text:style-name="T10">await page.getByLabel('Password').fill(</text:span><text:span text:style-name="T10"><text:a xlink:href="mailto:'P@ssw0rd" xlink:type="simple">'P@ssw0rd</text:a></text:span><text:span text:style-name="T10">!');</text:span></text:p>
            <text:p text:style-name="P18"><text:span text:style-name="T10">await page.getByRole('button', { name: 'Login' }).click();</text:span></text:p>
            <text:p text:style-name="P18"><text:span text:style-name="T17"/></text:p>
            <text:p text:style-name="P18"><text:span text:style-name="T7">Adding an item to a cart</text:span></text:p>
            <text:p text:style-name="P18"><text:span text:style-name="T17">await page.getByRole('listitem')</text:span></text:p>
            <text:p text:style-name="P18"><text:span text:style-name="T17"><text:s text:c="2"/>.filter({ hasText: 'Jump Rope' })</text:span></text:p>
            <text:p text:style-name="P18"><text:span text:style-name="T17"><text:s text:c="2"/>.getByRole('button', { name: 'Add to cart' })</text:span></text:p>
            <text:p text:style-name="P18"><text:span text:style-name="T17"><text:s text:c="2"/>.click();</text:span></text:p>
            <text:p text:style-name="P18"><text:span text:style-name="T17"/></text:p>
          </draw:text-box>
        </draw:frame>
        <draw:frame presentation:style-name="pr25"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draw:page-thumbnail draw:style-name="gr1" draw:layer="layout" svg:width="17cm" svg:height="9.56cm" svg:x="2cm" svg:y="2.5cm" draw:page-number="3" presentation:class="page"/>
          <draw:frame presentation:style-name="pr26" draw:text-style-name="P4" draw:layer="layout" svg:width="17cm" svg:height="14cm" svg:x="2cm" svg:y="13cm" presentation:class="notes" presentation:placeholder="true">
            <draw:text-box/>
          </draw:frame>
        </presentation:notes>
      </draw:page>
      <draw:page draw:name="page4" draw:style-name="dp1" draw:master-page-name="Forestbird2" presentation:presentation-page-layout-name="AL1T1">
        <office:forms form:automatic-focus="false" form:apply-design-mode="false"/>
        <draw:frame presentation:style-name="pr27" draw:text-style-name="P3" draw:layer="layout" svg:width="13.907cm" svg:height="0.847cm" svg:x="0.063cm" svg:y="19.474cm" presentation:class="title" presentation:user-transformed="true">
          <draw:text-box>
            <text:p text:style-name="P3"><text:span text:style-name="T5">TestDuo – </text:span><text:span text:style-name="T5"><text:a xlink:href="https://playground.testduo.co.za/" xlink:type="simple">playground.testduo.co.za</text:a></text:span></text:p>
          </draw:text-box>
        </draw:frame>
        <draw:frame presentation:style-name="pr28" draw:text-style-name="P5" draw:layer="layout" svg:width="14.566cm" svg:height="1.423cm" svg:x="0.674cm" svg:y="10.313cm" presentation:class="title" presentation:user-transformed="true">
          <draw:text-box>
            <text:p><text:span text:style-name="T21">If you feel the need to add page.waitForTimeout(),</text:span><text:span text:style-name="T21"><text:line-break/></text:span><text:span text:style-name="T21"> you probably have a locator problem </text:span></text:p>
          </draw:text-box>
        </draw:frame>
        <draw:frame presentation:style-name="pr29" draw:text-style-name="P21" draw:layer="layout" svg:width="14.566cm" svg:height="7.454cm" svg:x="0.674cm" svg:y="2.54cm">
          <draw:text-box>
            <text:p text:style-name="P18"><text:span text:style-name="T12">Wait for UI</text:span></text:p>
            <text:p text:style-name="P7"><text:span text:style-name="T10">page.waitForSelector()</text:span><text:span text:style-name="T10"><text:tab/></text:span><text:span text:style-name="T10">await page.waitForSelector('#checkout-submit');</text:span></text:p>
            <text:p text:style-name="P7"><text:span text:style-name="T17">locator.waitFor()</text:span><text:span text:style-name="T17"><text:tab/></text:span><text:span text:style-name="T17"><text:tab/></text:span><text:span text:style-name="T10">await page.locator('#cart-count').waitFor({ state: 'visible' });</text:span></text:p>
            <text:p text:style-name="P7"><text:span text:style-name="T10"/></text:p>
            <text:p text:style-name="P18"><text:span text:style-name="T7">Wait for Navigation</text:span></text:p>
            <text:p text:style-name="P7"><text:span text:style-name="T10">page.waitForURL()</text:span><text:span text:style-name="T10"><text:tab/></text:span><text:span text:style-name="T10">await page.waitForURL('**/dashboard');</text:span></text:p>
            <text:p text:style-name="P7"><text:span text:style-name="T10">page.waitForLoadState()</text:span><text:span text:style-name="T10"><text:tab/></text:span><text:span text:style-name="T10">await page.waitForLoadState('networkidle');</text:span></text:p>
            <text:p text:style-name="P7"><text:span text:style-name="T10"/></text:p>
            <text:p text:style-name="P18"><text:span text:style-name="T7">Wait for Events / Debug</text:span></text:p>
            <text:p text:style-name="P7"><text:span text:style-name="T8">page.waitForTimeout()</text:span><text:span text:style-name="T8"><text:tab/></text:span><text:span text:style-name="T8">await page.waitForTimeout(2000); ! Debug Only !</text:span></text:p>
            <text:p text:style-name="P7"><text:span text:style-name="T8">page.waitForEvent()</text:span><text:span text:style-name="T8"><text:tab/></text:span><text:span text:style-name="T8">await page.waitForEvent('popup');</text:span></text:p>
            <text:p text:style-name="P7"><text:span text:style-name="T8"/></text:p>
            <text:p text:style-name="P6"><text:span text:style-name="T7">Prefer Assertions Over Waits</text:span></text:p>
            <text:p text:style-name="P18"><text:span text:style-name="T10">await expect(page.getByTestId('checkout-submit')).toBeVisible();</text:span></text:p>
            <text:p text:style-name="P18"><text:span text:style-name="T10">await expect(page).toHaveURL(/dashboard/);</text:span></text:p>
            <text:p text:style-name="P7"><text:span text:style-name="T8"/></text:p>
          </draw:text-box>
        </draw:frame>
        <draw:frame presentation:style-name="pr30" draw:text-style-name="P5" draw:layer="layout" svg:width="26.518cm" svg:height="1.906cm" svg:x="1.591cm" svg:y="0cm" presentation:class="title" presentation:user-transformed="true">
          <draw:text-box>
            <text:p><text:span text:style-name="T6">Waits</text:span></text:p>
          </draw:text-box>
        </draw:frame>
        <draw:frame draw:style-name="gr5" draw:text-style-name="P20" draw:layer="layout" svg:width="15.876cm" svg:height="0.645cm" svg:x="13.97cm" svg:y="19.677cm">
          <draw:text-box>
            <text:p text:style-name="P19"><text:span text:style-name="T11">Next: Actions — Now that you can move, find, and synchronize… you can interact reliably.</text:span></text:p>
          </draw:text-box>
        </draw:frame>
        <draw:frame presentation:style-name="pr31" draw:text-style-name="P17" draw:layer="layout" svg:width="28.289cm" svg:height="0.634cm" svg:x="0.675cm" svg:y="1.906cm">
          <draw:text-box>
            <text:p text:style-name="P1"><text:span text:style-name="T22">Waiting is how you synchronize with the app — not how you “add time”. If you’re using hard waits, your locator or assertion is probably wrong.</text:span></text:p>
          </draw:text-box>
        </draw:frame>
        <draw:frame presentation:style-name="pr32" draw:text-style-name="P16" draw:layer="layout" svg:width="8.89cm" svg:height="2.999cm" svg:x="0.635cm" svg:y="12.265cm">
          <draw:text-box>
            <text:p text:style-name="P6"><text:span text:style-name="T12">Do</text:span></text:p>
            <text:p text:style-name="P18"><text:span text:style-name="T10">Prefer expect() assertions (they auto-retry).</text:span></text:p>
            <text:p text:style-name="P18"><text:span text:style-name="T10">Use waitForURL() when navigation is expected.</text:span></text:p>
            <text:p text:style-name="P18"><text:span text:style-name="T10">Use locator.waitFor() when you care about element state.</text:span></text:p>
            <text:p text:style-name="P18"><text:span text:style-name="T10">Use waitForEvent() when you trigger an event (popup/download/dialog).</text:span></text:p>
          </draw:text-box>
        </draw:frame>
        <draw:frame presentation:style-name="pr32" draw:text-style-name="P16" draw:layer="layout" svg:width="8.89cm" svg:height="2.999cm" svg:x="0.635cm" svg:y="15.44cm">
          <draw:text-box>
            <text:p text:style-name="P6"><text:span text:style-name="T12">Don’t</text:span></text:p>
            <text:p text:style-name="P18"><text:span text:style-name="T10">Don’t use waitForTimeout() in real tests.</text:span></text:p>
            <text:p text:style-name="P18"><text:span text:style-name="T10">Don’t double-wait (wait then click).</text:span></text:p>
            <text:p text:style-name="P18"><text:span text:style-name="T10">Don’t overuse networkidle on SPAs (it can be misleading).</text:span></text:p>
            <text:p text:style-name="P18"><text:span text:style-name="T10">Don’t wait for selectors you immediately assert.</text:span></text:p>
          </draw:text-box>
        </draw:frame>
        <draw:frame presentation:style-name="pr33" draw:text-style-name="P16" draw:layer="layout" svg:width="13.335cm" svg:height="9.349cm" svg:x="15.44cm" svg:y="2.716cm">
          <draw:text-box>
            <text:p text:style-name="P6"><text:span text:style-name="T11">Click + Navigation (race-free)</text:span></text:p>
            <text:p text:style-name="P18"><text:span text:style-name="T10">await Promise.all([</text:span></text:p>
            <text:p text:style-name="P18"><text:span text:style-name="T10"><text:s text:c="2"/>page.waitForURL('**/dashboard'),</text:span></text:p>
            <text:p text:style-name="P18"><text:span text:style-name="T10"><text:s text:c="2"/>page.getByRole('button', { name: 'Login' }).click(),</text:span></text:p>
            <text:p text:style-name="P18"><text:span text:style-name="T10">]);</text:span></text:p>
            <text:p text:style-name="P18"><text:span text:style-name="T11"/></text:p>
            <text:p text:style-name="P6"><text:span text:style-name="T11">Wait for Dynamic UI Update</text:span></text:p>
            <text:p text:style-name="P18"><text:span text:style-name="T10">await expect(page.getByTestId('cart-count')).toHaveText('1');</text:span></text:p>
            <text:p text:style-name="P18"><text:span text:style-name="T11"/></text:p>
            <text:p text:style-name="P6"><text:span text:style-name="T11">Wait for Popup</text:span></text:p>
            <text:p text:style-name="P18"><text:span text:style-name="T10">const popupPromise = page.waitForEvent('popup');</text:span></text:p>
            <text:p text:style-name="P18"><text:span text:style-name="T10">await page.getByRole('link', { name: 'Open details' }).click();</text:span></text:p>
            <text:p text:style-name="P18"><text:span text:style-name="T10">const popup = await popupPromise;</text:span></text:p>
            <text:p text:style-name="P18"><text:span text:style-name="T11"/></text:p>
            <text:p text:style-name="P6"><text:span text:style-name="T11">Wait for Element to be Ready</text:span></text:p>
            <text:p text:style-name="P18"><text:span text:style-name="T10">await page.locator('#checkout-submit').waitFor({ state: 'visible' });</text:span></text:p>
            <text:p text:style-name="P18"><text:span text:style-name="T10">await page.locator('#checkout-submit').click();</text:span></text:p>
          </draw:text-box>
        </draw:frame>
        <draw:frame presentation:style-name="pr34" draw:text-style-name="P22" draw:layer="layout" svg:width="5.48cm" svg:height="6.074cm" svg:x="9.76cm" svg:y="12.341cm">
          <draw:text-box>
            <text:p text:style-name="P6"><text:span text:style-name="T9">Waiting Priority Order</text:span></text:p>
            <text:list text:style-name="L1">
              <text:list-item>
                <text:p text:style-name="P18"><text:span text:style-name="T10">expect() assertions (Best)</text:span></text:p>
              </text:list-item>
              <text:list-item>
                <text:p text:style-name="P18"><text:span text:style-name="T10">waitForURL()</text:span></text:p>
              </text:list-item>
              <text:list-item>
                <text:p text:style-name="P18"><text:span text:style-name="T10">locator.waitFor()</text:span></text:p>
              </text:list-item>
              <text:list-item>
                <text:p text:style-name="P18"><text:span text:style-name="T10">waitForSelector()</text:span></text:p>
              </text:list-item>
              <text:list-item>
                <text:p text:style-name="P18"><text:span text:style-name="T10">waitForTimeout() (Debug only)</text:span></text:p>
              </text:list-item>
            </text:list>
            <text:p text:style-name="P18"><text:span text:style-name="T11"/></text:p>
          </draw:text-box>
        </draw:frame>
        <draw:frame presentation:style-name="pr35" draw:text-style-name="P22" draw:layer="layout" svg:width="13.1cm" svg:height="6.071cm" svg:x="15.475cm" svg:y="12.344cm">
          <draw:text-box>
            <text:p text:style-name="P6"><text:span text:style-name="T9">When should I wait</text:span></text:p>
            <text:p text:style-name="P18"><text:span text:style-name="T23">UI becomes visible?</text:span></text:p>
            <text:list text:style-name="L1">
              <text:list-item>
                <text:p text:style-name="P18"><text:span text:style-name="T10">→ Use expect(locator).toBeVisible()</text:span></text:p>
              </text:list-item>
            </text:list>
            <text:p text:style-name="P18"><text:span text:style-name="T23">URL changes after action?</text:span></text:p>
            <text:list text:continue-numbering="true" text:style-name="L1">
              <text:list-item>
                <text:p text:style-name="P18"><text:span text:style-name="T10">→ Use waitForURL() or expect(page).toHaveURL()</text:span></text:p>
              </text:list-item>
            </text:list>
            <text:p text:style-name="P18"><text:span text:style-name="T23">Popup / download triggered?</text:span></text:p>
            <text:list text:continue-numbering="true" text:style-name="L1">
              <text:list-item>
                <text:p text:style-name="P18"><text:span text:style-name="T10">→ Use waitForEvent()</text:span></text:p>
              </text:list-item>
            </text:list>
            <text:p text:style-name="P18"><text:span text:style-name="T23">Element state changes?</text:span></text:p>
            <text:list text:continue-numbering="true" text:style-name="L1">
              <text:list-item>
                <text:p text:style-name="P18"><text:span text:style-name="T10">→ Use locator.waitFor({ state })</text:span></text:p>
              </text:list-item>
              <text:list-item>
                <text:p text:style-name="P18"><text:span text:style-name="T10">Just adding time?</text:span></text:p>
              </text:list-item>
              <text:list-item>
                <text:p text:style-name="P18"><text:span text:style-name="T10">→ Don’t. Fix your locator!</text:span></text:p>
              </text:list-item>
            </text:list>
            <text:p text:style-name="P18"><text:span text:style-name="T11"/></text:p>
          </draw:text-box>
        </draw:frame>
        <presentation:notes draw:style-name="dp2">
          <draw:page-thumbnail draw:style-name="gr1" draw:layer="layout" svg:width="17cm" svg:height="9.56cm" svg:x="2cm" svg:y="2.5cm" draw:page-number="4" presentation:class="page"/>
          <draw:frame presentation:style-name="pr36" draw:text-style-name="P4" draw:layer="layout" svg:width="17cm" svg:height="14cm" svg:x="2cm" svg:y="13cm" presentation:class="notes" presentation:placeholder="true">
            <draw:text-box/>
          </draw:frame>
        </presentation:notes>
      </draw:page>
      <draw:page draw:name="page5" draw:style-name="dp1" draw:master-page-name="Forestbird3" presentation:presentation-page-layout-name="AL1T1">
        <office:forms form:automatic-focus="false" form:apply-design-mode="false"/>
        <draw:frame presentation:style-name="pr1" draw:layer="layout" svg:width="26.518cm" svg:height="3.333cm" svg:x="1.591cm" svg:y="0.666cm" presentation:class="title" presentation:placeholder="true">
          <draw:text-box/>
        </draw:frame>
        <draw:frame presentation:style-name="pr37" draw:text-style-name="P9" draw:layer="layout" svg:width="19.533cm" svg:height="5.098cm" svg:x="0.636cm" svg:y="12.7cm">
          <draw:text-box>
            <text:p text:style-name="P7"><text:span text:style-name="T16">Screenshots and Videos</text:span></text:p>
            <text:p text:style-name="P7"><text:span text:style-name="T5"/></text:p>
            <text:p text:style-name="P7"><text:span text:style-name="T5">page.screenshot()</text:span><text:span text:style-name="T5"><text:tab/></text:span><text:span text:style-name="T5">await page.screenshot({ path: 'screenshots/homepage.png' });</text:span></text:p>
            <text:p text:style-name="P7"><text:span text:style-name="T5">page.video()</text:span><text:span text:style-name="T5"><text:tab/></text:span><text:span text:style-name="T5"><text:tab/></text:span><text:span text:style-name="T5">const videoPath = await page.video()?.path();</text:span></text:p>
            <text:p text:style-name="P7"><text:span text:style-name="T5">locator.screenshot()</text:span><text:span text:style-name="T5"><text:tab/></text:span><text:span text:style-name="T5">await page.locator('#checkout-submit').screenshot({ path: 'screenshots/button.png' });</text:span></text:p>
            <text:p text:style-name="P7"><text:span text:style-name="T5">context.tracing.start()</text:span><text:span text:style-name="T5"><text:tab/></text:span><text:span text:style-name="T5">await context.tracing.start({ screenshots: true, snapshots: true });</text:span></text:p>
            <text:p text:style-name="P7"><text:span text:style-name="T5">context.tracing.stop()</text:span><text:span text:style-name="T5"><text:tab/></text:span><text:span text:style-name="T5">await context.tracing.stop({ path: 'trace.zip' });</text:span></text:p>
            <text:p text:style-name="P7"><text:span text:style-name="T5"/></text:p>
          </draw:text-box>
        </draw:frame>
        <draw:frame presentation:style-name="pr3" draw:text-style-name="P3" draw:layer="layout" svg:width="13.907cm" svg:height="0.847cm" svg:x="0.064cm" svg:y="19.475cm" presentation:class="title" presentation:user-transformed="true">
          <draw:text-box>
            <text:p text:style-name="P3"><text:span text:style-name="T5">TestDuo – </text:span><text:span text:style-name="T5"><text:a xlink:href="https://playground.testduo.co.za/" xlink:type="simple">playground.testduo.co.za</text:a></text:span></text:p>
          </draw:text-box>
        </draw:frame>
        <presentation:notes draw:style-name="dp2">
          <draw:page-thumbnail draw:style-name="gr1" draw:layer="layout" svg:width="17cm" svg:height="9.56cm" svg:x="2cm" svg:y="2.5cm" draw:page-number="5" presentation:class="page"/>
          <draw:frame presentation:style-name="pr38"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illed_20_Green_20_Dark" style:display-name="Filled Green Dark" style:family="graphic" style:parent-style-name="Filled_20_Green">
      <style:graphic-properties draw:fill="solid" draw:fill-color="#74b531"/>
      <style:text-properties fo:color="#ffffff" loext:opacity="100%"/>
    </style:style>
    <style:style style:name="Filled_20_Green_20_Light" style:display-name="Filled Green Light" style:family="graphic" style:parent-style-name="Filled_20_Green">
      <style:graphic-properties draw:fill="solid" draw:fill-color="#9ecf6c"/>
      <style:text-properties fo:color="#ffffff" loext:opacity="100%"/>
    </style:styl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font-size-asian="21pt" style:font-size-complex="21pt"/>
    </style:style>
    <style:style style:name="Forestbird-outline3" style:family="presentation" style:parent-style-name="Forestbird-outline2">
      <style:paragraph-properties fo:margin-left="0cm" fo:margin-right="0cm" fo:margin-top="0.298cm" fo:margin-bottom="0cm" fo:text-indent="0cm"/>
      <style:text-properties fo:font-size="24pt" style:font-size-asian="18pt" style:font-size-complex="18pt"/>
    </style:style>
    <style:style style:name="Forestbird-outline4" style:family="presentation" style:parent-style-name="Forestbird-outline3">
      <style:paragraph-properties fo:margin-left="0cm" fo:margin-right="0cm" fo:margin-top="0.198cm" fo:margin-bottom="0cm" fo:text-indent="0cm"/>
      <style:text-properties fo:font-size="20pt" style:font-size-asian="15pt" style:font-size-complex="15pt"/>
    </style:style>
    <style:style style:name="Forestbird-outline5" style:family="presentation" style:parent-style-name="Forestbird-outline4">
      <style:paragraph-properties fo:margin-left="0cm" fo:margin-right="0cm" fo:margin-top="0.098cm" fo:margin-bottom="0cm" fo:text-indent="0cm"/>
      <style:text-properties fo:font-size="26.6000003814697pt"/>
    </style:style>
    <style:style style:name="Forestbird-outline6" style:family="presentation" style:parent-style-name="Forestbird-outline5">
      <style:paragraph-properties fo:margin-left="0cm" fo:margin-right="0cm" fo:margin-top="0.13cm" fo:margin-bottom="0cm" fo:text-indent="0cm"/>
      <style:text-properties fo:font-size="35.5pt"/>
    </style:style>
    <style:style style:name="Forestbird-outline7" style:family="presentation" style:parent-style-name="Forestbird-outline6">
      <style:paragraph-properties fo:margin-left="0cm" fo:margin-right="0cm" fo:margin-top="0.173cm" fo:margin-bottom="0cm" fo:text-indent="0cm"/>
      <style:text-properties fo:font-size="47.2999992370606pt"/>
    </style:style>
    <style:style style:name="Forestbird-outline8" style:family="presentation" style:parent-style-name="Forestbird-outline7">
      <style:paragraph-properties fo:margin-left="0cm" fo:margin-right="0cm" fo:margin-top="0.23cm" fo:margin-bottom="0cm" fo:text-indent="0cm"/>
      <style:text-properties fo:font-size="63.0999984741211pt"/>
    </style:style>
    <style:style style:name="Forestbird-outline9" style:family="presentation" style:parent-style-name="Forestbird-outline8">
      <style:paragraph-properties fo:margin-left="0cm" fo:margin-right="0cm" fo:margin-top="0.306cm" fo:margin-bottom="0cm" fo:text-indent="0cm"/>
      <style:text-properties fo:font-size="84.0999984741211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font-size-asian="21pt" style:font-size-complex="21pt"/>
    </style:style>
    <style:style style:name="Forestbird1-outline3" style:family="presentation" style:parent-style-name="Forestbird1-outline2">
      <style:paragraph-properties fo:margin-left="0cm" fo:margin-right="0cm" fo:margin-top="0.298cm" fo:margin-bottom="0cm" fo:text-indent="0cm"/>
      <style:text-properties fo:font-size="24pt" style:font-size-asian="18pt" style:font-size-complex="18pt"/>
    </style:style>
    <style:style style:name="Forestbird1-outline4" style:family="presentation" style:parent-style-name="Forestbird1-outline3">
      <style:paragraph-properties fo:margin-left="0cm" fo:margin-right="0cm" fo:margin-top="0.198cm" fo:margin-bottom="0cm" fo:text-indent="0cm"/>
      <style:text-properties fo:font-size="20pt" style:font-size-asian="15pt" style:font-size-complex="15pt"/>
    </style:style>
    <style:style style:name="Forestbird1-outline5" style:family="presentation" style:parent-style-name="Forestbird1-outline4">
      <style:paragraph-properties fo:margin-left="0cm" fo:margin-right="0cm" fo:margin-top="0.098cm" fo:margin-bottom="0cm" fo:text-indent="0cm"/>
      <style:text-properties fo:font-size="26.6000003814697pt"/>
    </style:style>
    <style:style style:name="Forestbird1-outline6" style:family="presentation" style:parent-style-name="Forestbird1-outline5">
      <style:paragraph-properties fo:margin-left="0cm" fo:margin-right="0cm" fo:margin-top="0.13cm" fo:margin-bottom="0cm" fo:text-indent="0cm"/>
      <style:text-properties fo:font-size="35.5pt"/>
    </style:style>
    <style:style style:name="Forestbird1-outline7" style:family="presentation" style:parent-style-name="Forestbird1-outline6">
      <style:paragraph-properties fo:margin-left="0cm" fo:margin-right="0cm" fo:margin-top="0.173cm" fo:margin-bottom="0cm" fo:text-indent="0cm"/>
      <style:text-properties fo:font-size="47.2999992370606pt"/>
    </style:style>
    <style:style style:name="Forestbird1-outline8" style:family="presentation" style:parent-style-name="Forestbird1-outline7">
      <style:paragraph-properties fo:margin-left="0cm" fo:margin-right="0cm" fo:margin-top="0.23cm" fo:margin-bottom="0cm" fo:text-indent="0cm"/>
      <style:text-properties fo:font-size="63.0999984741211pt"/>
    </style:style>
    <style:style style:name="Forestbird1-outline9" style:family="presentation" style:parent-style-name="Forestbird1-outline8">
      <style:paragraph-properties fo:margin-left="0cm" fo:margin-right="0cm" fo:margin-top="0.306cm" fo:margin-bottom="0cm" fo:text-indent="0cm"/>
      <style:text-properties fo:font-size="84.0999984741211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font-size-asian="21pt" style:font-size-complex="21pt"/>
    </style:style>
    <style:style style:name="Forestbird2-outline3" style:family="presentation" style:parent-style-name="Forestbird2-outline2">
      <style:paragraph-properties fo:margin-left="0cm" fo:margin-right="0cm" fo:margin-top="0.298cm" fo:margin-bottom="0cm" fo:text-indent="0cm"/>
      <style:text-properties fo:font-size="24pt" style:font-size-asian="18pt" style:font-size-complex="18pt"/>
    </style:style>
    <style:style style:name="Forestbird2-outline4" style:family="presentation" style:parent-style-name="Forestbird2-outline3">
      <style:paragraph-properties fo:margin-left="0cm" fo:margin-right="0cm" fo:margin-top="0.198cm" fo:margin-bottom="0cm" fo:text-indent="0cm"/>
      <style:text-properties fo:font-size="20pt" style:font-size-asian="15pt" style:font-size-complex="15pt"/>
    </style:style>
    <style:style style:name="Forestbird2-outline5" style:family="presentation" style:parent-style-name="Forestbird2-outline4">
      <style:paragraph-properties fo:margin-left="0cm" fo:margin-right="0cm" fo:margin-top="0.098cm" fo:margin-bottom="0cm" fo:text-indent="0cm"/>
      <style:text-properties fo:font-size="26.6000003814697pt"/>
    </style:style>
    <style:style style:name="Forestbird2-outline6" style:family="presentation" style:parent-style-name="Forestbird2-outline5">
      <style:paragraph-properties fo:margin-left="0cm" fo:margin-right="0cm" fo:margin-top="0.13cm" fo:margin-bottom="0cm" fo:text-indent="0cm"/>
      <style:text-properties fo:font-size="35.5pt"/>
    </style:style>
    <style:style style:name="Forestbird2-outline7" style:family="presentation" style:parent-style-name="Forestbird2-outline6">
      <style:paragraph-properties fo:margin-left="0cm" fo:margin-right="0cm" fo:margin-top="0.173cm" fo:margin-bottom="0cm" fo:text-indent="0cm"/>
      <style:text-properties fo:font-size="47.2999992370606pt"/>
    </style:style>
    <style:style style:name="Forestbird2-outline8" style:family="presentation" style:parent-style-name="Forestbird2-outline7">
      <style:paragraph-properties fo:margin-left="0cm" fo:margin-right="0cm" fo:margin-top="0.23cm" fo:margin-bottom="0cm" fo:text-indent="0cm"/>
      <style:text-properties fo:font-size="63.0999984741211pt"/>
    </style:style>
    <style:style style:name="Forestbird2-outline9" style:family="presentation" style:parent-style-name="Forestbird2-outline8">
      <style:paragraph-properties fo:margin-left="0cm" fo:margin-right="0cm" fo:margin-top="0.306cm" fo:margin-bottom="0cm" fo:text-indent="0cm"/>
      <style:text-properties fo:font-size="84.0999984741211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stroke="none" draw:fill="none"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font-size-asian="21pt" style:font-size-complex="21pt"/>
    </style:style>
    <style:style style:name="Forestbird3-outline3" style:family="presentation" style:parent-style-name="Forestbird3-outline2">
      <style:paragraph-properties fo:margin-left="0cm" fo:margin-right="0cm" fo:margin-top="0.298cm" fo:margin-bottom="0cm" fo:text-indent="0cm"/>
      <style:text-properties fo:font-size="24pt" style:font-size-asian="18pt" style:font-size-complex="18pt"/>
    </style:style>
    <style:style style:name="Forestbird3-outline4" style:family="presentation" style:parent-style-name="Forestbird3-outline3">
      <style:paragraph-properties fo:margin-left="0cm" fo:margin-right="0cm" fo:margin-top="0.198cm" fo:margin-bottom="0cm" fo:text-indent="0cm"/>
      <style:text-properties fo:font-size="20pt" style:font-size-asian="15pt" style:font-size-complex="15pt"/>
    </style:style>
    <style:style style:name="Forestbird3-outline5" style:family="presentation" style:parent-style-name="Forestbird3-outline4">
      <style:paragraph-properties fo:margin-left="0cm" fo:margin-right="0cm" fo:margin-top="0.098cm" fo:margin-bottom="0cm" fo:text-indent="0cm"/>
      <style:text-properties fo:font-size="26.6000003814697pt"/>
    </style:style>
    <style:style style:name="Forestbird3-outline6" style:family="presentation" style:parent-style-name="Forestbird3-outline5">
      <style:paragraph-properties fo:margin-left="0cm" fo:margin-right="0cm" fo:margin-top="0.13cm" fo:margin-bottom="0cm" fo:text-indent="0cm"/>
      <style:text-properties fo:font-size="35.5pt"/>
    </style:style>
    <style:style style:name="Forestbird3-outline7" style:family="presentation" style:parent-style-name="Forestbird3-outline6">
      <style:paragraph-properties fo:margin-left="0cm" fo:margin-right="0cm" fo:margin-top="0.173cm" fo:margin-bottom="0cm" fo:text-indent="0cm"/>
      <style:text-properties fo:font-size="47.2999992370606pt"/>
    </style:style>
    <style:style style:name="Forestbird3-outline8" style:family="presentation" style:parent-style-name="Forestbird3-outline7">
      <style:paragraph-properties fo:margin-left="0cm" fo:margin-right="0cm" fo:margin-top="0.23cm" fo:margin-bottom="0cm" fo:text-indent="0cm"/>
      <style:text-properties fo:font-size="63.0999984741211pt"/>
    </style:style>
    <style:style style:name="Forestbird3-outline9" style:family="presentation" style:parent-style-name="Forestbird3-outline8">
      <style:paragraph-properties fo:margin-left="0cm" fo:margin-right="0cm" fo:margin-top="0.306cm" fo:margin-bottom="0cm" fo:text-indent="0cm"/>
      <style:text-properties fo:font-size="84.0999984741211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Filled_20_Green_20_Light">
      <style:graphic-properties draw:stroke="none" draw:fill="solid" draw:fill-color="#9ecf6c" fo:min-height="0cm" fo:min-width="0cm" loext:decorative="false"/>
    </style:style>
    <style:style style:name="Mgr4" style:family="graphic">
      <style:graphic-properties loext:decorative="false"/>
    </style:style>
    <style:style style:name="Mgr5" style:family="graphic" style:parent-style-name="Filled_20_Green_20_Dark">
      <style:graphic-properties draw:stroke="none" draw:fill="solid" draw:fill-color="#74b531" loext:decorative="false"/>
    </style:style>
    <style:style style:name="Mgr6" style:family="graphic">
      <style:graphic-properties style:writing-mode="lr-tb" loext:decorative="false"/>
    </style:style>
    <style:style style:name="Mgr7" style:family="graphic" style:parent-style-name="Filled_20_Green_20_Dark">
      <style:graphic-properties draw:stroke="none" draw:fill="solid" draw:fill-color="#74b531" fo:min-height="0cm" fo:min-width="0cm" loext:decorative="false"/>
    </style:style>
    <style:style style:name="Mgr8" style:family="graphic" style:parent-style-name="Filled_20_Green_20_Light">
      <style:graphic-properties fo:min-height="0cm" fo:min-width="0cm" loext:decorative="false"/>
    </style:style>
    <style:style style:name="Mgr9" style:family="graphic" style:parent-style-name="Filled_20_Green_20_Dark">
      <style:graphic-properties fo:min-height="0cm" fo:min-width="0cm" loext:decorative="false"/>
    </style:style>
    <style:style style:name="Mgr10" style:family="graphic" style:parent-style-name="Filled_20_Green_20_Dark">
      <style:graphic-properties loext:decorative="false"/>
    </style:style>
    <style:style style:name="Mpr1" style:family="presentation" style:parent-style-name="Forestbird-backgroundobjects">
      <style:graphic-properties draw:fill="none" draw:fill-color="#ffffff" fo:min-height="1.448cm" loext:decorative="false"/>
      <style:paragraph-properties style:writing-mode="lr-tb"/>
    </style:style>
    <style:style style:name="Mpr2" style:family="presentation" style:parent-style-name="Forestbird-backgroundobjects">
      <style:graphic-properties draw:fill="none" draw:fill-color="#ffffff" fo:min-height="1.484cm" loext:decorative="false"/>
      <style:paragraph-properties style:writing-mode="lr-tb"/>
    </style:style>
    <style:style style:name="Mpr3"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Forestbird1-backgroundobjects">
      <style:graphic-properties draw:fill="none" draw:fill-color="#ffffff" fo:min-height="1.448cm" loext:decorative="false"/>
      <style:paragraph-properties style:writing-mode="lr-tb"/>
    </style:style>
    <style:style style:name="Mpr5" style:family="presentation" style:parent-style-name="Forestbird1-backgroundobjects">
      <style:graphic-properties draw:fill="none" draw:fill-color="#ffffff" fo:min-height="1.484cm" loext:decorative="false"/>
      <style:paragraph-properties style:writing-mode="lr-tb"/>
    </style:style>
    <style:style style:name="Mpr6"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Forestbird2-backgroundobjects">
      <style:graphic-properties draw:fill="none" draw:fill-color="#ffffff" fo:min-height="1.448cm" loext:decorative="false"/>
      <style:paragraph-properties style:writing-mode="lr-tb"/>
    </style:style>
    <style:style style:name="Mpr8" style:family="presentation" style:parent-style-name="Forestbird2-backgroundobjects">
      <style:graphic-properties draw:fill="none" draw:fill-color="#ffffff" fo:min-height="1.484cm" loext:decorative="false"/>
      <style:paragraph-properties style:writing-mode="lr-tb"/>
    </style:style>
    <style:style style:name="Mpr9"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Forestbird3-backgroundobjects">
      <style:graphic-properties draw:fill="none" draw:fill-color="#ffffff" fo:min-height="1.448cm" loext:decorative="false"/>
      <style:paragraph-properties style:writing-mode="lr-tb"/>
    </style:style>
    <style:style style:name="Mpr11" style:family="presentation" style:parent-style-name="Forestbird3-backgroundobjects">
      <style:graphic-properties draw:fill="none" draw:fill-color="#ffffff" fo:min-height="1.484cm" loext:decorative="false"/>
      <style:paragraph-properties style:writing-mode="lr-tb"/>
    </style:style>
    <style:style style:name="Mpr12"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cf6c"/>
    </style:style>
    <style:style style:name="MP6" style:family="paragraph">
      <loext:graphic-properties draw:fill="solid" draw:fill-color="#74b531"/>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9.7cm" svg:height="2.333cm" svg:x="0cm" svg:y="18.666cm">
        <text:p/>
        <draw:enhanced-geometry svg:viewBox="0 0 21600 21600" draw:type="rectangle" draw:enhanced-path="M 0 0 L 21600 0 21600 21600 0 21600 0 0 Z N"/>
      </draw:custom-shape>
      <draw:g draw:style-name="Mgr4">
        <draw:path draw:style-name="Mgr5" draw:text-style-name="MP6" draw:layer="backgroundobjects" svg:width="0.261cm" svg:height="0.359cm" svg:x="9.268cm" svg:y="19.121cm" svg:viewBox="0 0 262 360" svg:d="M262 180c0 32-6 63-18 91-12 26-28 49-48 65s-42 24-64 24c-24 0-46-8-66-24s-36-39-48-65c-12-28-18-59-18-91s6-63 18-91c12-26 28-49 48-65s42-24 66-24c22 0 44 8 64 24s36 39 48 65c12 28 18 59 18 91z">
          <text:p/>
        </draw:path>
        <draw:path draw:style-name="Mgr5" draw:text-style-name="MP6" draw:layer="backgroundobjects" svg:width="0.452cm" svg:height="0.717cm" svg:x="8.981cm" svg:y="19.08cm" svg:viewBox="0 0 453 718" svg:d="M427 603c98-464-108-402-162-603-78 48-155 95-232 143 0-4-72 444-4 542 53 74 378 12 398-82z">
          <text:p/>
        </draw:path>
        <draw:path draw:style-name="Mgr5" draw:text-style-name="MP6" draw:layer="backgroundobjects" svg:width="0.267cm" svg:height="0.174cm" svg:x="9.013cm" svg:y="19.48cm" svg:viewBox="0 0 268 175" svg:d="M36 84c19-25 42-49 69-61 52-30 111-30 163-4-56 0-105 4-153 32-23 12-46 29-65 49-17 21-36 45-50 75 4-34 16-67 36-91z">
          <text:p/>
        </draw:path>
        <draw:path draw:style-name="Mgr5" draw:text-style-name="MP6" draw:layer="backgroundobjects" svg:width="0.385cm" svg:height="0.872cm" svg:x="8.684cm" svg:y="19.023cm" svg:viewBox="0 0 386 873" svg:d="M307 820c79-103 76-557 79-784-111-12-223-24-333-36-3 0-95 721-30 820 49 73 229 69 284 0z">
          <text:p/>
        </draw:path>
        <draw:path draw:style-name="Mgr5" draw:text-style-name="MP6" draw:layer="backgroundobjects" svg:width="0.385cm" svg:height="0.872cm" svg:x="8.346cm" svg:y="19.023cm" svg:viewBox="0 0 386 873" svg:d="M78 820c-78-103-75-557-78-784 111-12 222-24 333-36 10 273 94 721 29 820-49 73-228 69-284 0z">
          <text:p/>
        </draw:path>
        <draw:path draw:style-name="Mgr5" draw:text-style-name="MP6" draw:layer="backgroundobjects" svg:width="0.026cm" svg:height="0.352cm" svg:x="8.695cm" svg:y="19.489cm" svg:viewBox="0 0 27 353" svg:d="M0 177c0-57 3-118 13-177 9 59 14 120 14 177-5 62-5 119-14 176-10-57-13-118-13-176z">
          <text:p/>
        </draw:path>
        <draw:path draw:style-name="Mgr5" draw:text-style-name="MP6" draw:layer="backgroundobjects" svg:width="0.587cm" svg:height="0.712cm" svg:x="8.414cm" svg:y="18.989cm" svg:viewBox="0 0 588 713" svg:d="M294 713c-98-126-294-193-294-377 0-185 130-336 294-336 163 0 294 151 294 336 0 184-197 251-294 377z">
          <text:p/>
        </draw:path>
        <draw:path draw:style-name="Mgr5" draw:text-style-name="MP6" draw:layer="backgroundobjects" svg:width="0.441cm" svg:height="1.078cm" svg:x="8.936cm" svg:y="17.436cm" svg:viewBox="0 0 442 1079" svg:d="M39 472c-17 431-26 367-39 550 60 18 122 38 182 57 76-164-9-41 225-492 85-168-6-563-58-587-33-12-303 251-310 472z">
          <text:p/>
        </draw:path>
        <draw:path draw:style-name="Mgr5" draw:text-style-name="MP6" draw:layer="backgroundobjects" svg:width="0.32cm" svg:height="0.852cm" svg:x="8.971cm" svg:y="17.652cm" svg:viewBox="0 0 321 853" svg:d="M82 280c-62 417-54 357-82 536 40 13 81 25 121 37 58-169 0-29 176-509 47-122 20-323-29-343-33-12-160 107-186 279z">
          <text:p/>
        </draw:path>
        <draw:path draw:style-name="Mgr5" draw:text-style-name="MP6" draw:layer="backgroundobjects" svg:width="0.443cm" svg:height="1.078cm" svg:x="8.035cm" svg:y="17.436cm" svg:viewBox="0 0 444 1079" svg:d="M405 472c16 431 26 367 39 550-61 18-122 38-182 57-75-164 10-41-226-492-88-168 6-563 59-587 32-12 304 251 310 472z">
          <text:p/>
        </draw:path>
        <draw:path draw:style-name="Mgr5" draw:text-style-name="MP6" draw:layer="backgroundobjects" svg:width="0.321cm" svg:height="0.856cm" svg:x="8.122cm" svg:y="17.652cm" svg:viewBox="0 0 322 857" svg:d="M240 280c63 417 54 357 82 536-40 14-79 28-118 41-60-169 0-28-179-508-46-127-24-328 29-348 32-12 159 107 186 279z">
          <text:p/>
        </draw:path>
        <draw:path draw:style-name="Mgr5" draw:text-style-name="MP6" draw:layer="backgroundobjects" svg:width="1.194cm" svg:height="1.316cm" svg:x="8.109cm" svg:y="18.092cm" svg:viewBox="0 0 1195 1317" svg:d="M598 0c329 0 479 177 479 423 0 205 248 509 26 709-107 99-291 185-505 185-215 0-398-86-506-185-222-204 27-504 27-709 0-246 146-423 479-423z">
          <text:p/>
        </draw:path>
        <draw:path draw:style-name="Mgr5" draw:text-style-name="MP6" draw:layer="backgroundobjects" svg:width="1.044cm" svg:height="1.089cm" svg:x="8.181cm" svg:y="18.272cm" svg:viewBox="0 0 1045 1090" svg:d="M569 37c-29-49-56-49-85 0-68 111-176 349-183 547-124-22-264-14-294 69-55 163 206 437 516 437 314 0 571-274 514-437-21-83-165-91-285-69-7-198-115-436-183-547z">
          <text:p/>
        </draw:path>
        <draw:path draw:style-name="Mgr5" draw:text-style-name="MP6" draw:layer="backgroundobjects" svg:width="0.493cm" svg:height="0.224cm" svg:x="8.46cm" svg:y="19.051cm" svg:viewBox="0 0 494 225" svg:d="M394 83c-36 4-75-8-105-34-16-12-28-28-42-49-10 21-26 37-43 49-32 26-67 38-103 34-37 0-73-18-99-46-16-16 69 188 245 188s261-204 245-188c-27 24-62 42-98 46z">
          <text:p/>
        </draw:path>
        <draw:path draw:style-name="Mgr5" draw:text-style-name="MP6" draw:layer="backgroundobjects" svg:width="0.289cm" svg:height="0.432cm" svg:x="8.839cm" svg:y="18.433cm" svg:viewBox="0 0 290 433" svg:d="M100 12c98-50 164 69 180 134 26 99-7 210-16 235-8 16-79 95-239 20 3 0-39-111-20-213 32-59 11-135 95-176z">
          <text:p/>
        </draw:path>
        <draw:path draw:style-name="Mgr5" draw:text-style-name="MP6" draw:layer="backgroundobjects" svg:width="0.302cm" svg:height="0.467cm" svg:x="8.843cm" svg:y="18.409cm" svg:viewBox="0 0 303 468" svg:d="M36 76c14-21 27-37 42-49 7-8 17-14 27-18s19-8 30-8c39-8 77 18 104 50 26 33 47 80 58 128 10 49 7 101-3 150-3 26-10 50-19 71-1 3-2 5-3 8 0 4 0 8 0 12-2 1-3 3-4 4-3 4-6 8-13 12-10 9-16 13-26 17-36 16-72 16-108 12-36-8-68-20-101-41 33 8 68 21 101 21 32 0 69-5 99-21 6-4 12-8 19-16 3-4 6-4 6-8 1-3 2-5 3-8 7-21 11-41 17-63 7-44 10-89 0-130-6-42-26-79-49-107-23-29-53-49-81-45-8 0-17 0-24 4-6 4-16 4-22 8-17 8-30 21-39 37-23 24-39 65-50 115 0-50 14-95 36-135z">
          <text:p/>
        </draw:path>
        <draw:path draw:style-name="Mgr5" draw:text-style-name="MP6" draw:layer="backgroundobjects" svg:width="0.169cm" svg:height="0.26cm" svg:x="8.883cm" svg:y="18.536cm" svg:viewBox="0 0 170 261" svg:d="M170 131c0 22-3 45-11 65-7 20-19 36-32 48-14 11-27 17-42 17s-30-6-43-17c-13-12-23-28-30-48-8-20-12-43-12-65 0-23 4-46 12-66 7-20 17-37 30-48 13-12 28-17 43-17s28 5 42 17c13 11 25 28 32 48 8 20 11 43 11 66z">
          <text:p/>
        </draw:path>
        <draw:path draw:style-name="Mgr5" draw:text-style-name="MP6" draw:layer="backgroundobjects" svg:width="0.286cm" svg:height="0.432cm" svg:x="8.286cm" svg:y="18.433cm" svg:viewBox="0 0 287 433" svg:d="M189 12c-98-50-163 69-179 134-26 99 6 210 16 235 6 16 79 95 238 20-4 0 35-111 19-213-31-59-10-135-94-176z">
          <text:p/>
        </draw:path>
        <draw:path draw:style-name="Mgr5" draw:text-style-name="MP6" draw:layer="backgroundobjects" svg:width="0.304cm" svg:height="0.46cm" svg:x="8.266cm" svg:y="18.413cm" svg:viewBox="0 0 305 461" svg:d="M256 88c-13-16-27-29-39-37-7-4-16-8-24-8-6-4-16-4-22-4-30 0-63 16-82 45-23 28-42 69-49 107-6 41-6 85 0 130 4 22 10 46 16 62 1 2 3 6 4 9 3 4 6 4 6 8 7 4 14 12 20 16 30 16 62 25 98 20 33 0 69-8 102-20-33 20-66 33-102 41s-72 4-107-12c-11-4-17-9-27-17-3-4-10-8-13-12-1-1-2-3-3-4s-2-3-3-4c0-1 0-3 0-4-1-1-2-3-4-4-7-25-13-45-19-71-10-48-10-97-4-150 10-50 33-95 59-128 29-32 66-58 105-50 9 0 19 4 28 8 11 6 17 10 27 18 16 12 30 28 42 49 24 32 36 81 40 131-10-46-24-91-49-119z">
          <text:p/>
        </draw:path>
        <draw:path draw:style-name="Mgr5" draw:text-style-name="MP6" draw:layer="backgroundobjects" svg:width="0.169cm" svg:height="0.26cm" svg:x="8.359cm" svg:y="18.536cm" svg:viewBox="0 0 170 261" svg:d="M170 131c0 22-5 45-12 65s-18 36-31 48c-12 11-27 17-42 17s-30-6-43-17c-12-12-23-28-30-48-8-20-12-43-12-65 0-23 4-46 12-66 7-20 18-37 30-48 13-12 28-17 43-17s30 5 42 17c13 11 24 28 31 48s12 43 12 66z">
          <text:p/>
        </draw:path>
        <draw:path draw:style-name="Mgr5" draw:text-style-name="MP6" draw:layer="backgroundobjects" svg:width="0.172cm" svg:height="0.18cm" svg:x="8.619cm" svg:y="18.997cm" svg:viewBox="0 0 173 181" svg:d="M0 0c57 0 116 0 173 0 0 60 0 121 0 181-57 0-116 0-173 0 0-60 0-121 0-181z">
          <text:p/>
        </draw:path>
        <draw:path draw:style-name="Mgr5" draw:text-style-name="MP6" draw:layer="backgroundobjects" svg:width="0.652cm" svg:height="0.292cm" svg:x="8.378cm" svg:y="18.845cm" svg:viewBox="0 0 653 293" svg:d="M493 251c-33-4-64-14-91-34-27-21-46-48-49-77-7-47-16-93-23-140-8 47-15 93-22 140-7 33-24 56-49 77-27 20-60 34-92 34-35 0-68-4-98-24-30-18-55-46-69-83 4 41 23 79 53 103 29 24 71 41 110 45 43 4 82-8 118-33 20-12 33-28 46-50 12 22 29 38 45 50 36 25 79 37 118 33 39 0 82-16 111-45 29-24 52-66 52-103-6 33-32 61-62 83-29 16-65 24-98 24z">
          <text:p/>
        </draw:path>
        <draw:path draw:style-name="Mgr5" draw:text-style-name="MP6" draw:layer="backgroundobjects" svg:width="0.248cm" svg:height="0.147cm" svg:x="8.579cm" svg:y="18.792cm" svg:viewBox="0 0 249 148" svg:d="M124 0c-22 0-91 0-117 25-16 16-4 58 39 95 30 24 56 28 75 28 23 0 49-8 75-28 52-37 62-79 46-95-23-25-94-25-118-25z">
          <text:p/>
        </draw:path>
      </draw:g>
      <draw:g draw:style-name="Mgr4">
        <draw:path draw:style-name="Mgr5" draw:text-style-name="MP6" draw:layer="backgroundobjects" svg:width="0.129cm" svg:height="0.179cm" svg:x="3.869cm" svg:y="18.691cm" svg:viewBox="0 0 130 180" svg:d="M0 89c0 16 3 31 8 46 6 13 13 25 24 33 9 8 21 12 33 12 11 0 23-4 33-12 9-8 18-20 24-33 5-15 8-30 8-46 0-14-3-30-8-44-6-14-15-25-24-33-10-8-22-12-33-12-12 0-24 4-33 12-11 8-18 19-24 33-5 14-8 30-8 44z">
          <text:p/>
        </draw:path>
        <draw:path draw:style-name="Mgr5" draw:text-style-name="MP6" draw:layer="backgroundobjects" svg:width="0.226cm" svg:height="0.358cm" svg:x="3.916cm" svg:y="18.669cm" svg:viewBox="0 0 227 359" svg:d="M13 303c-50-232 54-202 81-303 39 24 77 48 116 72 0-1 36 221 1 271-26 37-188 6-198-40z">
          <text:p/>
        </draw:path>
        <draw:path draw:style-name="Mgr5" draw:text-style-name="MP6" draw:layer="backgroundobjects" svg:width="0.133cm" svg:height="0.085cm" svg:x="3.993cm" svg:y="18.871cm" svg:viewBox="0 0 134 86" svg:d="M116 41c-10-12-22-24-34-30-27-14-57-14-82-2 28 0 52 2 76 16 12 5 23 13 33 24 8 10 18 22 25 37-2-17-9-33-18-45z">
          <text:p/>
        </draw:path>
        <draw:path draw:style-name="Mgr5" draw:text-style-name="MP6" draw:layer="backgroundobjects" svg:width="0.191cm" svg:height="0.436cm" svg:x="4.099cm" svg:y="18.641cm" svg:viewBox="0 0 192 437" svg:d="M39 411c-39-52-38-280-39-392 55-7 111-12 167-19 1 0 46 361 13 411-24 36-113 34-141 0z">
          <text:p/>
        </draw:path>
        <draw:path draw:style-name="Mgr5" draw:text-style-name="MP6" draw:layer="backgroundobjects" svg:width="0.192cm" svg:height="0.436cm" svg:x="4.267cm" svg:y="18.641cm" svg:viewBox="0 0 193 437" svg:d="M154 411c39-52 38-280 39-392-55-7-110-12-166-19-5 137-47 361-15 411 24 36 114 34 142 0z">
          <text:p/>
        </draw:path>
        <draw:path draw:style-name="Mgr5" draw:text-style-name="MP6" draw:layer="backgroundobjects" svg:width="0.013cm" svg:height="0.176cm" svg:x="4.272cm" svg:y="18.875cm" svg:viewBox="0 0 14 177" svg:d="M14 88c0-29-2-59-8-88-4 29-6 60-6 88 2 31 2 60 6 89 6-29 8-61 8-89z">
          <text:p/>
        </draw:path>
        <draw:path draw:style-name="Mgr5" draw:text-style-name="MP6" draw:layer="backgroundobjects" svg:width="0.293cm" svg:height="0.355cm" svg:x="4.133cm" svg:y="18.625cm" svg:viewBox="0 0 294 356" svg:d="M146 356c49-63 148-96 148-188 0-93-66-168-148-168-81 0-146 75-146 168 0 92 98 125 146 188z">
          <text:p/>
        </draw:path>
        <draw:path draw:style-name="Mgr5" draw:text-style-name="MP6" draw:layer="backgroundobjects" svg:width="0.221cm" svg:height="0.539cm" svg:x="3.943cm" svg:y="17.848cm" svg:viewBox="0 0 222 540" svg:d="M202 236c8 216 14 184 20 276-31 9-60 19-91 28-37-83 4-20-114-247-42-84 3-280 30-293 16-5 152 125 155 236z">
          <text:p/>
        </draw:path>
        <draw:path draw:style-name="Mgr5" draw:text-style-name="MP6" draw:layer="backgroundobjects" svg:width="0.16cm" svg:height="0.426cm" svg:x="3.987cm" svg:y="17.957cm" svg:viewBox="0 0 161 427" svg:d="M119 141c32 209 28 178 42 268-21 6-41 12-61 18-29-85 0-14-88-254-23-62-10-162 15-172 16-7 79 53 92 140z">
          <text:p/>
        </draw:path>
        <draw:path draw:style-name="Mgr5" draw:text-style-name="MP6" draw:layer="backgroundobjects" svg:width="0.221cm" svg:height="0.539cm" svg:x="4.393cm" svg:y="17.848cm" svg:viewBox="0 0 222 540" svg:d="M20 236c-8 216-14 184-20 276 31 9 60 19 91 28 37-83-4-20 113-247 44-84-4-280-29-293-17-5-152 125-155 236z">
          <text:p/>
        </draw:path>
        <draw:path draw:style-name="Mgr5" draw:text-style-name="MP6" draw:layer="backgroundobjects" svg:width="0.16cm" svg:height="0.429cm" svg:x="4.411cm" svg:y="17.957cm" svg:viewBox="0 0 161 430" svg:d="M40 141c-30 209-26 178-40 268 19 6 39 14 58 21 30-85 0-15 91-255 23-64 11-164-15-174-16-7-80 53-94 140z">
          <text:p/>
        </draw:path>
        <draw:path draw:style-name="Mgr5" draw:text-style-name="MP6" draw:layer="backgroundobjects" svg:width="0.597cm" svg:height="0.656cm" svg:x="3.98cm" svg:y="18.177cm" svg:viewBox="0 0 598 657" svg:d="M298 0c-164 0-239 88-239 211 0 102-124 254-13 354 54 50 145 92 252 92 108 0 199-42 253-92 111-102-12-252-12-354 0-123-75-211-241-211z">
          <text:p/>
        </draw:path>
        <draw:path draw:style-name="Mgr5" draw:text-style-name="MP6" draw:layer="backgroundobjects" svg:width="0.521cm" svg:height="0.544cm" svg:x="4.02cm" svg:y="18.267cm" svg:viewBox="0 0 522 545" svg:d="M237 17c15-23 29-23 43 0 35 56 88 175 92 273 61-10 131-6 146 35 28 81-103 220-258 220-157 0-284-139-256-220 11-41 81-45 142-35 3-98 57-217 91-273z">
          <text:p/>
        </draw:path>
        <draw:path draw:style-name="Mgr5" draw:text-style-name="MP6" draw:layer="backgroundobjects" svg:width="0.246cm" svg:height="0.111cm" svg:x="4.156cm" svg:y="18.656cm" svg:viewBox="0 0 247 112" svg:d="M50 40c18 1 38-4 52-16 8-7 15-15 21-24 5 9 14 17 21 24 17 12 35 19 53 16 18 0 35-8 49-23 8-8-35 95-123 95s-130-103-122-95c13 14 31 20 49 23z">
          <text:p/>
        </draw:path>
        <draw:path draw:style-name="Mgr5" draw:text-style-name="MP6" draw:layer="backgroundobjects" svg:width="0.144cm" svg:height="0.214cm" svg:x="4.069cm" svg:y="18.347cm" svg:viewBox="0 0 145 215" svg:d="M94 6c-48-25-81 35-89 68-13 48 3 103 8 115 3 9 39 48 120 10-3 0 19-54 9-106-16-28-5-67-48-87z">
          <text:p/>
        </draw:path>
        <draw:path draw:style-name="Mgr5" draw:text-style-name="MP6" draw:layer="backgroundobjects" svg:width="0.151cm" svg:height="0.231cm" svg:x="4.06cm" svg:y="18.336cm" svg:viewBox="0 0 152 232" svg:d="M134 37c-7-10-13-19-22-24-3-4-8-7-12-8-6-3-11-4-15-4-20-4-39 8-53 24-13 16-25 38-29 64-5 24-3 49 1 74 2 12 6 24 11 35 0 1 0 3 1 4 0 3 0 5 0 7 0 1 1 1 2 1 1 3 3 4 6 7 5 4 8 5 13 8 18 8 36 8 54 5 18-4 34-9 51-20-17 4-35 11-51 11-17 0-34-3-49-11-3-1-6-4-10-8-1-3-3-3-3-4-1-1-1-3-1-4-4-11-6-21-9-31-3-22-4-45 0-65 3-20 13-39 24-53 12-14 27-24 42-22 3 0 6-1 10 2 4 1 9 2 12 4 9 4 15 10 20 18 11 12 19 34 25 58 0-24-7-47-18-68z">
          <text:p/>
        </draw:path>
        <draw:path draw:style-name="Mgr5" draw:text-style-name="MP6" draw:layer="backgroundobjects" svg:width="0.084cm" svg:height="0.13cm" svg:x="4.107cm" svg:y="18.399cm" svg:viewBox="0 0 85 131" svg:d="M0 65c0 12 2 23 6 34 4 9 9 17 15 24 7 5 14 8 21 8 8 0 15-3 22-8 6-7 11-15 16-24 3-11 5-22 5-34s-2-22-5-33c-5-9-10-19-16-24-7-7-14-8-22-8-7 0-14 1-21 8-6 5-11 15-15 24-4 11-6 21-6 33z">
          <text:p/>
        </draw:path>
        <draw:path draw:style-name="Mgr5" draw:text-style-name="MP6" draw:layer="backgroundobjects" svg:width="0.143cm" svg:height="0.214cm" svg:x="4.345cm" svg:y="18.347cm" svg:viewBox="0 0 144 215" svg:d="M50 6c49-25 82 35 89 68 14 48-3 104-7 115-5 10-40 48-120 10 2 0-18-54-10-106 16-28 5-67 48-87z">
          <text:p/>
        </draw:path>
        <draw:path draw:style-name="Mgr5" draw:text-style-name="MP6" draw:layer="backgroundobjects" svg:width="0.152cm" svg:height="0.228cm" svg:x="4.347cm" svg:y="18.337cm" svg:viewBox="0 0 153 229" svg:d="M24 43c7-8 13-13 21-17 3-3 7-4 10-4 3-3 9-3 12-3 15 0 31 8 41 23 11 15 21 35 25 53 3 19 3 42 0 64-3 11-6 23-9 31-1 1-1 3-2 4-1 3-3 3-3 4-3 3-7 7-10 9-15 8-31 12-49 10-15 0-33-4-50-10 17 10 32 16 50 20s37 2 55-6c4-2 7-4 12-8 2-2 6-4 7-6 1 0 1-1 2-2 0 0 1-2 1-3v-1c1 0 1-2 2-3 3-12 6-23 10-35 5-24 5-49 2-74-6-24-17-47-30-63-15-17-33-29-52-25-5 0-11 2-15 4-5 2-8 4-14 8-7 6-13 14-21 25-11 16-17 41-19 65 5-22 12-45 24-60z">
          <text:p/>
        </draw:path>
        <draw:path draw:style-name="Mgr5" draw:text-style-name="MP6" draw:layer="backgroundobjects" svg:width="0.084cm" svg:height="0.13cm" svg:x="4.369cm" svg:y="18.399cm" svg:viewBox="0 0 85 131" svg:d="M0 65c0 12 1 23 5 34 5 9 10 17 16 24 7 5 14 8 21 8 8 0 15-3 22-8 6-7 11-15 16-24 3-11 5-22 5-34s-2-22-5-33c-5-9-10-19-16-24-7-7-14-8-22-8-7 0-14 1-21 8-6 5-11 15-16 24-3 11-5 21-5 33z">
          <text:p/>
        </draw:path>
        <draw:path draw:style-name="Mgr5" draw:text-style-name="MP6" draw:layer="backgroundobjects" svg:width="0.086cm" svg:height="0.088cm" svg:x="4.237cm" svg:y="18.629cm" svg:viewBox="0 0 87 89" svg:d="M87 0c-29 0-58 0-87 0 0 29 0 60 0 89 29 0 58 0 87 0 0-29 0-60 0-89z">
          <text:p/>
        </draw:path>
        <draw:path draw:style-name="Mgr5" draw:text-style-name="MP6" draw:layer="backgroundobjects" svg:width="0.326cm" svg:height="0.144cm" svg:x="4.118cm" svg:y="18.553cm" svg:viewBox="0 0 327 145" svg:d="M80 125c17-2 32-8 46-17 13-11 23-24 25-39 3-22 7-46 10-69 4 23 8 47 12 69 3 16 11 28 24 39 13 9 30 17 46 17 18 0 35-2 49-13 15-8 28-23 35-40-2 20-12 39-27 51s-36 20-55 22c-21 2-41-4-59-16-10-6-16-14-23-25-6 11-15 19-23 25-18 12-39 18-58 16-19 0-41-8-55-22-15-12-27-34-27-51 3 16 16 31 31 40 15 8 33 13 49 13z">
          <text:p/>
        </draw:path>
        <draw:path draw:style-name="Mgr5" draw:text-style-name="MP6" draw:layer="backgroundobjects" svg:width="0.124cm" svg:height="0.072cm" svg:x="4.219cm" svg:y="18.527cm" svg:viewBox="0 0 125 73" svg:d="M62 0c12 0 46 0 59 12 8 8 2 28-19 47-15 13-28 14-39 14-10 0-24-4-37-14-26-19-31-39-22-47 11-12 47-12 58-12z">
          <text:p/>
        </draw:path>
      </draw:g>
      <draw:g draw:style-name="Mgr4">
        <draw:path draw:style-name="Mgr5" draw:text-style-name="MP6" draw:layer="backgroundobjects" svg:width="0.446cm" svg:height="0.848cm" svg:x="19.643cm" svg:y="18.05cm" svg:viewBox="0 0 447 849" svg:d="M255 725c127-139 203-308 191-535-6-89-32-148-64-184-25-28-174 36-174 240 2 386-139 399-208 599 73 15 161-16 255-120z">
          <text:p/>
        </draw:path>
        <draw:path draw:style-name="Mgr5" draw:text-style-name="MP6" draw:layer="backgroundobjects" svg:width="0.422cm" svg:height="0.866cm" svg:x="19.602cm" svg:y="18.025cm" svg:viewBox="0 0 423 867" svg:d="M423 32c-80-105-225 71-225 231 0 386-127 421-198 594 13 4 12 10 39 10 90-91 225-263 225-559 0-184 73-261 159-276z">
          <text:p/>
        </draw:path>
        <draw:path draw:style-name="Mgr5" draw:text-style-name="MP6" draw:layer="backgroundobjects" svg:width="0.398cm" svg:height="0.87cm" svg:x="19.602cm" svg:y="18.009cm" svg:viewBox="0 0 399 871" svg:d="M399 23c-94-71-230 30-230 225 0 316-113 304-169 457 0 55 0 111 0 166 39-34 225-232 225-580 0-186 86-266 174-268z">
          <text:p/>
        </draw:path>
        <draw:path draw:style-name="Mgr5" draw:text-style-name="MP6" draw:layer="backgroundobjects" svg:width="0.677cm" svg:height="0.792cm" svg:x="18.624cm" svg:y="18.152cm" svg:viewBox="0 0 678 793" svg:d="M4 117c-34-92 145-141 206-105 0 52 0 102 0 154-69-17-181 15-206-49zM414 761c0-45 120-136 264-136 0 56 0 112 0 168-88-11-264 15-264-32z">
          <text:p/>
        </draw:path>
        <draw:path draw:style-name="Mgr5" draw:text-style-name="MP6" draw:layer="backgroundobjects" svg:width="0.787cm" svg:height="1.157cm" svg:x="18.871cm" svg:y="17.89cm" svg:viewBox="0 0 788 1158" svg:d="M757 446c-41-129-152-286-313-373-403-221-549 115-366 284 216 200 195 519 278 651-87 28-151 86-151 120 0 46 176 21 264 30 146 0 264-37 264-82 2-35-2-56-10-75 71-132 86-395 34-555z">
          <text:p/>
        </draw:path>
        <draw:path draw:style-name="Mgr5" draw:text-style-name="MP6" draw:layer="backgroundobjects" svg:width="0.294cm" svg:height="0.68cm" svg:x="19.176cm" svg:y="18.282cm" svg:viewBox="0 0 295 681" svg:d="M270 0c-127 13-242 160-242 343 2 162 83 245 57 257-216 96 28 25 199 80 54 19-115-217-115-405 0-115 40-212 101-275z">
          <text:p/>
        </draw:path>
        <draw:path draw:style-name="Mgr5" draw:text-style-name="MP6" draw:layer="backgroundobjects" svg:width="0.529cm" svg:height="1.043cm" svg:x="19.172cm" svg:y="17.848cm" svg:viewBox="0 0 530 1044" svg:d="M146 45c-54-21-103-36-146-45 4 24 7 52 10 76 301 96 591 480 413 968 86-152 107-281 107-479 0-212-234-461-384-520z">
          <text:p/>
        </draw:path>
        <draw:path draw:style-name="Mgr5" draw:text-style-name="MP6" draw:layer="backgroundobjects" svg:width="0.579cm" svg:height="1.075cm" svg:x="19.162cm" svg:y="17.82cm" svg:viewBox="0 0 580 1076" svg:d="M0 0c11 19 15 43 18 68 257 89 502 295 502 661 0 83-39 268-88 347 95-85 148-288 148-483 3-306-180-489-399-562-65-22-125-31-181-31z">
          <text:p/>
        </draw:path>
        <draw:path draw:style-name="Mgr5" draw:text-style-name="MP6" draw:layer="backgroundobjects" svg:width="0.137cm" svg:height="0.18cm" svg:x="18.924cm" svg:y="17.589cm" svg:viewBox="0 0 138 181" svg:d="M1 181c-8-96 37-121 56-181 27 55 73 68 81 163-46 6-92 12-137 18z">
          <text:p/>
        </draw:path>
        <draw:path draw:style-name="Mgr5" draw:text-style-name="MP6" draw:layer="backgroundobjects" svg:width="0.478cm" svg:height="0.712cm" svg:x="18.713cm" svg:y="17.577cm" svg:viewBox="0 0 479 713" svg:d="M355 0c-29 55-79 67-88 163-132 6-278 230-266 409 2 49 107 141 238 141 133 0 240-148 240-329 3-108-24-167-71-193 7-96-35-127-53-191z">
          <text:p/>
        </draw:path>
        <draw:path draw:style-name="Mgr5" draw:text-style-name="MP6" draw:layer="backgroundobjects" svg:width="0.105cm" svg:height="0.261cm" svg:x="18.994cm" svg:y="17.662cm" svg:viewBox="0 0 106 262" svg:d="M43 259c-29-7-52-7-39-139 7-71 42-80 63-120 14 47 44 68 39 139-12 132-33 126-63 120z">
          <text:p/>
        </draw:path>
        <draw:path draw:style-name="Mgr5" draw:text-style-name="MP6" draw:layer="backgroundobjects" svg:width="0.143cm" svg:height="0.166cm" svg:x="18.822cm" svg:y="17.881cm" svg:viewBox="0 0 144 167" svg:d="M64 167c-45 0-43-39-64-59 21-36 19-108 64-108 43 0 54 72 80 108-26 20-37 59-80 59z">
          <text:p/>
        </draw:path>
        <draw:path draw:style-name="Mgr5" draw:text-style-name="MP6" draw:layer="backgroundobjects" svg:width="0.087cm" svg:height="0.1cm" svg:x="18.844cm" svg:y="17.918cm" svg:viewBox="0 0 88 101" svg:d="M39 101c-27 0-26-25-39-37 13-21 12-64 39-64s33 43 49 64c-16 12-22 37-49 37z">
          <text:p/>
        </draw:path>
        <draw:path draw:style-name="Mgr5" draw:text-style-name="MP6" draw:layer="backgroundobjects" svg:width="0.415cm" svg:height="0.447cm" svg:x="18.802cm" svg:y="17.94cm" svg:viewBox="0 0 416 448" svg:d="M292 36c-60-93-61 22-92 31 10 4 19 8 28 12-16 9-33 19-49 28 5 5 8 11 12 15-9 0-16 0-24 0 5 5 9 10 14 16-3 4-6 6-9 9-17-13-35-19-54-19-64 0-118 71-118 160 0 90 52 160 118 160 63 0 117-70 117-160 0-2 0-5 0-9 15 5 29 11 44 15-3-14-6-28-10-43 17 0 34 0 51 0-7-8-15-16-21-24 25-23 49-47 73-71-15 0-29 0-44 0 22-17 45-34 69-53-16 0-32 0-48 0 26-3 98-72 53-52-45 19-74-9-110-15z">
          <text:p/>
        </draw:path>
        <draw:path draw:style-name="Mgr5" draw:text-style-name="MP6" draw:layer="backgroundobjects" svg:width="0.533cm" svg:height="0.34cm" svg:x="18.669cm" svg:y="18.241cm" svg:viewBox="0 0 534 341" svg:d="M208 169c-67-16-181 16-204-50-34-92 173-148 226-104 127 98 299-92 304 194 2 70-132 277-326-40z">
          <text:p/>
        </draw:path>
      </draw:g>
      <draw:g draw:style-name="Mgr6">
        <draw:custom-shape draw:style-name="Mgr7" draw:text-style-name="MP6" draw:layer="backgroundobjects" svg:width="0.53cm" svg:height="3.333cm" svg:x="27.048cm" svg:y="15.333cm">
          <text:p/>
          <draw:enhanced-geometry svg:viewBox="0 0 21600 21600" draw:mirror-horizontal="false" draw:mirror-vertical="false" draw:type="rectangle" draw:enhanced-path="M 0 0 L 21600 0 21600 21600 0 21600 0 0 Z N"/>
        </draw:custom-shape>
        <draw:custom-shape draw:style-name="Mgr7" draw:text-style-name="MP6" draw:layer="backgroundobjects" svg:width="2.652cm" svg:height="1cm" svg:x="25.987cm" svg:y="16.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2.122cm" svg:height="1cm" svg:x="26.252cm" svg:y="15.9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591cm" svg:height="1cm" svg:x="26.517cm" svg:y="15.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06cm" svg:height="1cm" svg:x="26.783cm" svg:y="14.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6">
        <draw:custom-shape draw:style-name="Mgr7" draw:text-style-name="MP6" draw:layer="backgroundobjects" svg:width="0.53cm" svg:height="3.334cm" svg:x="24.131cm" svg:y="15.333cm">
          <text:p/>
          <draw:enhanced-geometry svg:viewBox="0 0 21600 21600" draw:mirror-horizontal="false" draw:mirror-vertical="false" draw:type="rectangle" draw:enhanced-path="M 0 0 L 21600 0 21600 21600 0 21600 0 0 Z N"/>
        </draw:custom-shape>
        <draw:custom-shape draw:style-name="Mgr7" draw:text-style-name="MP6" draw:layer="backgroundobjects" svg:width="2.121cm" svg:height="1cm" svg:x="23.335cm" svg:y="16.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591cm" svg:height="1cm" svg:x="23.6cm" svg:y="15.6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6" draw:layer="backgroundobjects" svg:width="1.061cm" svg:height="1cm" svg:x="23.865cm" svg:y="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4">
        <draw:path draw:style-name="Mgr5" draw:text-style-name="MP6" draw:layer="backgroundobjects" svg:width="0.257cm" svg:height="0.579cm" svg:x="26.425cm" svg:y="13.333cm" svg:viewBox="0 0 258 580" svg:d="M212 187c-45-108-143-201-183-185-30 17 4 89 31 128 4 2 2 8-3 8-12-4-27-4-34 5-14 23 7 55 25 76 3 3 1 9-3 8-16-4-32-4-38 4-22 33 11 131 30 167 23 42 48 85 79 118 31 35 71 60 112 64 2 0 4 0 5 0 3-1 4-5 5-8 7-24 9-33 12-53 4-81 28-173-38-332z">
          <text:p/>
        </draw:path>
        <draw:path draw:style-name="Mgr5" draw:text-style-name="MP6" draw:layer="backgroundobjects" svg:width="0.961cm" svg:height="0.999cm" svg:x="25.987cm" svg:y="13.333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5" draw:text-style-name="MP6" draw:layer="backgroundobjects" svg:width="0.116cm" svg:height="0.1cm" svg:x="26.931cm" svg:y="13.773cm" svg:viewBox="0 0 117 101" svg:d="M25 1c-3-1-7-1-10-1-7 1-9 4-11 11-6 16-4 69-1 80 2 6 5 10 12 10 2 0 5-1 7-2 8-3 16-7 25-10 21-9 41-17 61-26 3-2 7-3 9-7 1-5-4-11-7-15-27-16-56-29-85-40z">
          <text:p/>
        </draw:path>
        <draw:path draw:style-name="Mgr5" draw:text-style-name="MP6" draw:layer="backgroundobjects" svg:width="0.061cm" svg:height="0.074cm" svg:x="26.796cm" svg:y="13.781cm" svg:viewBox="0 0 62 75" svg:d="M0 37c0 7 2 14 4 19s7 11 11 13c5 4 10 6 16 6 5 0 10-2 15-6 5-2 9-8 11-13 3-5 5-12 5-19 0-6-2-13-5-18-3-6-6-11-11-14-5-4-10-5-15-5-6 0-11 1-16 5-4 3-9 8-11 14-2 5-4 12-4 18z">
          <text:p/>
        </draw:path>
        <draw:path draw:style-name="Mgr5" draw:text-style-name="MP6" draw:layer="backgroundobjects" svg:width="0.146cm" svg:height="0.074cm" svg:x="26.059cm" svg:y="13.488cm" svg:viewBox="0 0 147 75" svg:d="M82 36c3 3 24 15 43 24 10 4 22 9 22 12 0 5-11 3-21 0-24-7-51-17-73-32-6-3-43-28-53-36 7-4 18-4 25-4 20 15 37 25 57 36z">
          <text:p/>
        </draw:path>
        <draw:path draw:style-name="Mgr5" draw:text-style-name="MP6" draw:layer="backgroundobjects" svg:width="0.167cm" svg:height="0.042cm" svg:x="26.109cm" svg:y="13.669cm" svg:viewBox="0 0 168 43" svg:d="M133 31c11 2 35 2 35 8 0 4-21 4-33 4-46 0-96-8-135-32 4-6 14-11 20-11 44 21 97 28 113 31z">
          <text:p/>
        </draw:path>
        <draw:path draw:style-name="Mgr5" draw:text-style-name="MP6" draw:layer="backgroundobjects" svg:width="0.151cm" svg:height="0.026cm" svg:x="26.185cm" svg:y="13.809cm" svg:viewBox="0 0 152 27" svg:d="M112 12c22 3 39 0 40 4 1 7-21 8-33 8-35 3-60 5-99-4-4 0-21-4-20-7 3-5 12-12 17-13 22 7 73 11 95 12z">
          <text:p/>
        </draw:path>
        <draw:path draw:style-name="Mgr5" draw:text-style-name="MP6" draw:layer="backgroundobjects" svg:width="0.138cm" svg:height="0.024cm" svg:x="26.279cm" svg:y="13.945cm" svg:viewBox="0 0 139 25" svg:d="M7 0c18 4 33 7 51 8 13 1 32 4 49 4 14 1 32-1 32 3 0 6-20 9-34 10-31 0-66 0-102-10-1 0-3-3-3-3 2-4 5-9 7-12z">
          <text:p/>
        </draw:path>
      </draw:g>
      <draw:g draw:style-name="Mgr4">
        <draw:path draw:style-name="Mgr5" draw:text-style-name="MP6" draw:layer="backgroundobjects" svg:width="0.257cm" svg:height="0.579cm" svg:x="25.364cm" svg:y="14cm" svg:viewBox="0 0 258 580" svg:d="M212 187c-45-108-143-201-183-185-30 17 4 89 31 128 4 2 2 8-3 8-12-4-27-4-34 5-14 23 7 55 25 76 3 3 1 9-3 8-16-4-32-4-38 4-22 33 11 131 30 167 23 42 48 85 79 118 31 35 71 60 112 64 2 0 4 0 5 0 3-1 4-5 5-8 7-24 9-33 12-53 4-81 28-173-38-332z">
          <text:p/>
        </draw:path>
        <draw:path draw:style-name="Mgr5" draw:text-style-name="MP6" draw:layer="backgroundobjects" svg:width="0.961cm" svg:height="0.999cm" svg:x="24.926cm" svg:y="14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5" draw:text-style-name="MP6" draw:layer="backgroundobjects" svg:width="0.116cm" svg:height="0.1cm" svg:x="25.87cm" svg:y="14.44cm" svg:viewBox="0 0 117 101" svg:d="M25 1c-3-1-7-1-10-1-7 1-9 4-11 11-6 16-4 69-1 80 2 6 5 10 12 10 2 0 5-1 7-2 8-3 16-7 25-10 21-9 41-17 61-26 3-2 7-3 9-7 1-5-4-11-7-15-27-16-56-29-85-40z">
          <text:p/>
        </draw:path>
        <draw:path draw:style-name="Mgr5" draw:text-style-name="MP6" draw:layer="backgroundobjects" svg:width="0.061cm" svg:height="0.074cm" svg:x="25.735cm" svg:y="14.448cm" svg:viewBox="0 0 62 75" svg:d="M0 37c0 7 2 14 4 19s7 11 11 13c5 4 10 6 16 6 5 0 10-2 15-6 5-2 9-8 11-13 3-5 5-12 5-19 0-6-2-13-5-18-3-6-6-11-11-14-5-4-10-5-15-5-6 0-11 1-16 5-4 3-9 8-11 14-2 5-4 12-4 18z">
          <text:p/>
        </draw:path>
        <draw:path draw:style-name="Mgr5" draw:text-style-name="MP6" draw:layer="backgroundobjects" svg:width="0.146cm" svg:height="0.074cm" svg:x="24.998cm" svg:y="14.155cm" svg:viewBox="0 0 147 75" svg:d="M82 36c3 3 24 15 43 24 10 4 22 9 22 12 0 5-11 3-21 0-24-7-51-17-73-32-6-3-43-28-53-36 7-4 18-4 25-4 20 15 37 25 57 36z">
          <text:p/>
        </draw:path>
        <draw:path draw:style-name="Mgr5" draw:text-style-name="MP6" draw:layer="backgroundobjects" svg:width="0.167cm" svg:height="0.042cm" svg:x="25.048cm" svg:y="14.336cm" svg:viewBox="0 0 168 43" svg:d="M133 31c11 2 35 2 35 8 0 4-21 4-33 4-46 0-96-8-135-32 4-6 14-11 20-11 44 21 97 28 113 31z">
          <text:p/>
        </draw:path>
        <draw:path draw:style-name="Mgr5" draw:text-style-name="MP6" draw:layer="backgroundobjects" svg:width="0.151cm" svg:height="0.026cm" svg:x="25.124cm" svg:y="14.476cm" svg:viewBox="0 0 152 27" svg:d="M112 12c22 3 39 0 40 4 1 7-21 8-33 8-35 3-60 5-99-4-4 0-21-4-20-7 3-5 12-12 17-13 22 7 73 11 95 12z">
          <text:p/>
        </draw:path>
        <draw:path draw:style-name="Mgr5" draw:text-style-name="MP6" draw:layer="backgroundobjects" svg:width="0.138cm" svg:height="0.024cm" svg:x="25.218cm" svg:y="14.612cm" svg:viewBox="0 0 139 25" svg:d="M7 0c18 4 33 7 51 8 13 1 32 4 49 4 14 1 32-1 32 3 0 6-20 9-34 10-31 0-66 0-102-10-1 0-3-3-3-3 2-4 5-9 7-12z">
          <text:p/>
        </draw:path>
      </draw:g>
      <draw:frame presentation:style-name="Forestbird-title" draw:layer="backgroundobjects" svg:width="26.518cm" svg:height="3.333cm" svg:x="1.591cm" svg:y="0.666cm" presentation:class="title" presentation:placeholder="true">
        <draw:text-box/>
      </draw:frame>
      <draw:frame presentation:style-name="Forestbird-outline1" draw:layer="backgroundobjects" svg:width="26.518cm" svg:height="12.667cm" svg:x="1.591cm" svg:y="4.666cm" presentation:class="outline" presentation:placeholder="true">
        <draw:text-box/>
      </draw:frame>
      <draw:frame presentation:style-name="Mpr1" draw:text-style-name="MP2" draw:layer="backgroundobjects" svg:width="6.919cm" svg:height="1.448cm" svg:x="1.485cm" svg:y="19.13cm" presentation:class="date-time">
        <draw:text-box>
          <text:p text:style-name="MP1"><text:span text:style-name="MT1"><presentation:date-time/></text:span></text:p>
        </draw:text-box>
      </draw:frame>
      <draw:frame presentation:style-name="Mpr1" draw:text-style-name="MP8" draw:layer="backgroundobjects" svg:width="9.414cm" svg:height="1.448cm" svg:x="10.157cm" svg:y="19.13cm" presentation:class="footer">
        <draw:text-box>
          <text:p text:style-name="MP7"><text:span text:style-name="MT1"><presentation:footer/></text:span></text:p>
        </draw:text-box>
      </draw:frame>
      <draw:frame presentation:style-name="Mpr1" draw:text-style-name="MP4" draw:layer="backgroundobjects" svg:width="6.919cm" svg:height="1.448cm" svg:x="21.294cm" svg:y="19.13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7cm" svg:height="2.333cm" svg:x="0cm" svg:y="18.666cm">
        <text:p/>
        <draw:enhanced-geometry svg:viewBox="0 0 21600 21600" draw:type="rectangle" draw:enhanced-path="M 0 0 L 21600 0 21600 21600 0 21600 0 0 Z N"/>
      </draw:custom-shape>
      <draw:g draw:style-name="Mgr6">
        <draw:custom-shape draw:style-name="Mgr9" draw:layer="backgroundobjects" svg:width="0.53cm" svg:height="3.333cm" svg:x="27.048cm" svg:y="15.333cm">
          <text:p/>
          <draw:enhanced-geometry svg:viewBox="0 0 21600 21600" draw:mirror-horizontal="false" draw:mirror-vertical="false" draw:type="rectangle" draw:enhanced-path="M 0 0 L 21600 0 21600 21600 0 21600 0 0 Z N"/>
        </draw:custom-shape>
        <draw:custom-shape draw:style-name="Mgr9" draw:layer="backgroundobjects" svg:width="2.652cm" svg:height="1cm" svg:x="25.988cm" svg:y="16.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2.122cm" svg:height="1cm" svg:x="26.253cm" svg:y="15.9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591cm" svg:height="1cm" svg:x="26.517cm" svg:y="15.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06cm" svg:height="1cm" svg:x="26.784cm" svg:y="14.6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6">
        <draw:custom-shape draw:style-name="Mgr9" draw:layer="backgroundobjects" svg:width="0.531cm" svg:height="3.334cm" svg:x="24.13cm" svg:y="15.333cm">
          <text:p/>
          <draw:enhanced-geometry svg:viewBox="0 0 21600 21600" draw:mirror-horizontal="false" draw:mirror-vertical="false" draw:type="rectangle" draw:enhanced-path="M 0 0 L 21600 0 21600 21600 0 21600 0 0 Z N"/>
        </draw:custom-shape>
        <draw:custom-shape draw:style-name="Mgr9" draw:layer="backgroundobjects" svg:width="2.121cm" svg:height="1cm" svg:x="23.336cm" svg:y="16.3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591cm" svg:height="1cm" svg:x="23.6cm" svg:y="15.6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layer="backgroundobjects" svg:width="1.061cm" svg:height="1cm" svg:x="23.865cm" svg:y="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g draw:style-name="Mgr4">
        <draw:path draw:style-name="Mgr10" draw:layer="backgroundobjects" svg:width="0.257cm" svg:height="0.579cm" svg:x="25.895cm" svg:y="13.666cm" svg:viewBox="0 0 258 580" svg:d="M212 187c-45-108-143-201-183-185-30 17 4 89 31 128 4 2 2 8-3 8-12-4-27-4-34 5-14 23 7 55 25 76 3 3 1 9-3 8-16-4-32-4-38 4-22 33 11 131 30 167 23 42 48 85 79 118 31 35 71 60 112 64 2 0 4 0 5 0 3-1 4-5 5-8 7-24 9-33 12-53 4-81 28-173-38-332z">
          <text:p/>
        </draw:path>
        <draw:path draw:style-name="Mgr10" draw:layer="backgroundobjects" svg:width="0.961cm" svg:height="0.999cm" svg:x="25.457cm" svg:y="13.666cm" svg:viewBox="0 0 962 1000" svg:d="M798 380c-56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10" draw:layer="backgroundobjects" svg:width="0.116cm" svg:height="0.1cm" svg:x="26.401cm" svg:y="14.106cm" svg:viewBox="0 0 117 101" svg:d="M25 1c-3-1-7-1-10-1-7 1-9 4-11 11-6 16-4 69-1 80 2 6 5 10 12 10 2 0 5-1 7-2 8-3 16-7 25-10 21-9 41-17 61-26 3-2 7-3 9-7 1-5-4-11-7-15-27-16-56-29-85-40z">
          <text:p/>
        </draw:path>
        <draw:path draw:style-name="Mgr10" draw:layer="backgroundobjects" svg:width="0.061cm" svg:height="0.074cm" svg:x="26.266cm" svg:y="14.114cm" svg:viewBox="0 0 62 75" svg:d="M0 37c0 7 2 14 4 19s7 11 11 13c5 4 10 6 16 6 5 0 10-2 15-6 5-2 9-8 11-13 3-5 5-12 5-19 0-6-2-13-5-18-3-6-6-11-11-14-5-4-10-5-15-5-6 0-11 1-16 5-4 3-9 8-11 14-2 5-4 12-4 18z">
          <text:p/>
        </draw:path>
        <draw:path draw:style-name="Mgr10" draw:layer="backgroundobjects" svg:width="0.146cm" svg:height="0.074cm" svg:x="25.529cm" svg:y="13.821cm" svg:viewBox="0 0 147 75" svg:d="M82 36c3 3 24 15 43 24 10 4 22 9 22 12 0 5-11 3-21 0-24-7-51-17-73-32-6-3-43-28-53-36 7-4 18-4 25-4 20 15 37 25 57 36z">
          <text:p/>
        </draw:path>
        <draw:path draw:style-name="Mgr10" draw:layer="backgroundobjects" svg:width="0.167cm" svg:height="0.042cm" svg:x="25.579cm" svg:y="14.002cm" svg:viewBox="0 0 168 43" svg:d="M133 31c11 2 35 2 35 8 0 4-21 4-33 4-46 0-96-8-135-32 4-6 14-11 20-11 44 21 97 28 113 31z">
          <text:p/>
        </draw:path>
        <draw:path draw:style-name="Mgr10" draw:layer="backgroundobjects" svg:width="0.151cm" svg:height="0.026cm" svg:x="25.655cm" svg:y="14.142cm" svg:viewBox="0 0 152 27" svg:d="M112 12c22 3 39 0 40 4 1 7-21 8-33 8-35 3-60 5-99-4-4 0-21-4-20-7 3-5 12-12 17-13 22 7 73 11 95 12z">
          <text:p/>
        </draw:path>
        <draw:path draw:style-name="Mgr10" draw:layer="backgroundobjects" svg:width="0.138cm" svg:height="0.024cm" svg:x="25.749cm" svg:y="14.278cm" svg:viewBox="0 0 139 25" svg:d="M7 0c18 4 33 7 51 8 13 1 32 4 49 4 14 1 32-1 32 3 0 6-20 9-34 10-31 0-66 0-102-10-1 0-3-3-3-3 2-4 5-9 7-12z">
          <text:p/>
        </draw:path>
      </draw:g>
      <draw:g draw:style-name="Mgr4">
        <draw:path draw:style-name="Mgr10" draw:layer="backgroundobjects" svg:width="0.257cm" svg:height="0.579cm" svg:x="27.486cm" svg:y="13cm" svg:viewBox="0 0 258 580" svg:d="M212 187c-45-108-143-201-183-185-30 17 4 89 31 128 4 2 2 8-3 8-12-4-27-4-34 5-14 23 7 55 25 76 3 3 1 9-3 8-16-4-32-4-38 4-22 33 11 131 30 167 23 42 48 85 79 118 31 35 71 60 112 64 2 0 4 0 5 0 3-1 4-5 5-8 7-24 9-33 12-53 4-81 28-173-38-332z">
          <text:p/>
        </draw:path>
        <draw:path draw:style-name="Mgr10" draw:layer="backgroundobjects" svg:width="0.961cm" svg:height="0.999cm" svg:x="27.048cm" svg:y="13cm" svg:viewBox="0 0 962 1000" svg:d="M798 380c-55 11-112 76-140 135-1 4-5 8-8 9-4 0-7-4-10-7-30-34-69-78-118-154-21-34-126-192-229-283-89-77-202-97-240-65-18 14-21 48-14 73 9 25 36 55 58 67-27-4-61 22-61 54 0 56 80 118 105 127-22 1-40 33-35 60 10 52 86 76 109 80-21 5-33 39-25 64 12 40 88 65 109 71-19 21-12 56 9 74 17 18 40 28 62 32-57-8-124-18-180-20-55-1-139 22-190 79 73 37 158 116 191 224 54-3 92-40 135-80 6-7 12-13 21-15 5 0 12 2 17 4 23 10 130 78 266 70 104-7 194-62 237-162 41-97 45-201 49-230 5-28 26-43 46-51-2-28 1-64-2-93-42-44-107-74-162-63z">
          <text:p/>
        </draw:path>
        <draw:path draw:style-name="Mgr10" draw:layer="backgroundobjects" svg:width="0.116cm" svg:height="0.1cm" svg:x="27.992cm" svg:y="13.44cm" svg:viewBox="0 0 117 101" svg:d="M25 1c-3-1-7-1-10-1-7 1-9 4-11 11-6 16-4 69-1 80 2 6 5 10 12 10 2 0 5-1 7-2 8-3 16-7 25-10 21-9 41-17 61-26 3-2 7-3 9-7 1-5-4-11-7-15-27-16-56-29-85-40z">
          <text:p/>
        </draw:path>
        <draw:path draw:style-name="Mgr10" draw:layer="backgroundobjects" svg:width="0.061cm" svg:height="0.074cm" svg:x="27.857cm" svg:y="13.448cm" svg:viewBox="0 0 62 75" svg:d="M0 37c0 7 2 14 4 19s7 11 11 13c5 4 10 6 16 6 5 0 10-2 15-6 5-2 9-8 11-13 3-5 5-12 5-19 0-6-2-13-5-18-3-6-6-11-11-14-5-4-10-5-15-5-6 0-11 1-16 5-4 3-9 8-11 14-2 5-4 12-4 18z">
          <text:p/>
        </draw:path>
        <draw:path draw:style-name="Mgr10" draw:layer="backgroundobjects" svg:width="0.146cm" svg:height="0.074cm" svg:x="27.12cm" svg:y="13.155cm" svg:viewBox="0 0 147 75" svg:d="M82 36c3 3 24 15 43 24 10 4 22 9 22 12 0 5-11 3-21 0-24-7-51-17-73-32-6-3-43-28-53-36 7-4 18-4 25-4 20 15 37 25 57 36z">
          <text:p/>
        </draw:path>
        <draw:path draw:style-name="Mgr10" draw:layer="backgroundobjects" svg:width="0.167cm" svg:height="0.042cm" svg:x="27.17cm" svg:y="13.336cm" svg:viewBox="0 0 168 43" svg:d="M133 31c11 2 35 2 35 8 0 4-21 4-33 4-46 0-96-8-135-32 4-6 14-11 20-11 44 21 97 28 113 31z">
          <text:p/>
        </draw:path>
        <draw:path draw:style-name="Mgr10" draw:layer="backgroundobjects" svg:width="0.151cm" svg:height="0.026cm" svg:x="27.246cm" svg:y="13.476cm" svg:viewBox="0 0 152 27" svg:d="M112 12c22 3 39 0 40 4 1 7-21 8-33 8-35 3-60 5-99-4-4 0-21-4-20-7 3-5 12-12 17-13 22 7 73 11 95 12z">
          <text:p/>
        </draw:path>
        <draw:path draw:style-name="Mgr10" draw:layer="backgroundobjects" svg:width="0.138cm" svg:height="0.024cm" svg:x="27.34cm" svg:y="13.612cm" svg:viewBox="0 0 139 25" svg:d="M7 0c18 4 33 7 51 8 13 1 32 4 49 4 14 1 32-1 32 3 0 6-20 9-34 10-31 0-66 0-102-10-1 0-3-3-3-3 2-4 5-9 7-12z">
          <text:p/>
        </draw:path>
      </draw:g>
      <draw:frame presentation:style-name="Mpr4" draw:text-style-name="MP2" draw:layer="backgroundobjects" svg:width="6.919cm" svg:height="1.448cm" svg:x="1.485cm" svg:y="19.13cm" presentation:class="date-time">
        <draw:text-box>
          <text:p text:style-name="MP1"><text:span text:style-name="MT1"><presentation:date-time/></text:span></text:p>
        </draw:text-box>
      </draw:frame>
      <draw:frame presentation:style-name="Mpr4" draw:text-style-name="MP8" draw:layer="backgroundobjects" svg:width="9.414cm" svg:height="1.448cm" svg:x="10.157cm" svg:y="19.13cm" presentation:class="footer">
        <draw:text-box>
          <text:p text:style-name="MP7"><text:span text:style-name="MT1"><presentation:footer/></text:span></text:p>
        </draw:text-box>
      </draw:frame>
      <draw:frame presentation:style-name="Mpr4" draw:text-style-name="MP4" draw:layer="backgroundobjects" svg:width="6.919cm" svg:height="1.448cm" svg:x="21.294cm" svg:y="19.13cm" presentation:class="page-number">
        <draw:text-box>
          <text:p text:style-name="MP3"><text:span text:style-name="MT1"><text:page-number>&lt;number&gt;</text:page-number></text:span></text:p>
        </draw:text-box>
      </draw:frame>
      <draw:frame presentation:style-name="Forestbird1-title" draw:layer="backgroundobjects" svg:width="26.518cm" svg:height="3.333cm" svg:x="1.591cm" svg:y="0.666cm" presentation:class="title" presentation:placeholder="true">
        <draw:text-box/>
      </draw:frame>
      <draw:frame presentation:style-name="Forestbird1-outline1" draw:layer="backgroundobjects" svg:width="26.518cm" svg:height="12cm" svg:x="1.591cm" svg:y="4.666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7cm" svg:height="2.333cm" svg:x="0cm" svg:y="18.666cm">
        <text:p/>
        <draw:enhanced-geometry svg:viewBox="0 0 21600 21600" draw:type="rectangle" draw:enhanced-path="M 0 0 L 21600 0 21600 21600 0 21600 0 0 Z N"/>
      </draw:custom-shape>
      <draw:g draw:style-name="Mgr4">
        <draw:path draw:style-name="Mgr10" draw:layer="backgroundobjects" svg:width="0.446cm" svg:height="0.848cm" svg:x="27.536cm" svg:y="18.126cm" svg:viewBox="0 0 447 849" svg:d="M255 725c127-139 203-308 191-535-6-89-32-148-64-184-25-28-174 36-174 240 2 386-139 399-208 599 73 15 161-16 255-120z">
          <text:p/>
        </draw:path>
        <draw:path draw:style-name="Mgr10" draw:layer="backgroundobjects" svg:width="0.422cm" svg:height="0.866cm" svg:x="27.495cm" svg:y="18.101cm" svg:viewBox="0 0 423 867" svg:d="M423 32c-80-105-225 71-225 231 0 386-127 421-198 594 13 4 12 10 39 10 90-91 225-263 225-559 0-184 73-261 159-276z">
          <text:p/>
        </draw:path>
        <draw:path draw:style-name="Mgr10" draw:layer="backgroundobjects" svg:width="0.398cm" svg:height="0.87cm" svg:x="27.495cm" svg:y="18.085cm" svg:viewBox="0 0 399 871" svg:d="M399 23c-94-71-230 30-230 225 0 316-113 304-169 457 0 55 0 111 0 166 39-34 225-232 225-580 0-186 86-266 174-268z">
          <text:p/>
        </draw:path>
        <draw:path draw:style-name="Mgr10" draw:layer="backgroundobjects" svg:width="0.677cm" svg:height="0.792cm" svg:x="26.517cm" svg:y="18.228cm" svg:viewBox="0 0 678 793" svg:d="M4 117c-34-92 145-141 206-105 0 52 0 102 0 154-69-17-181 15-206-49zM414 761c0-45 120-136 264-136 0 56 0 112 0 168-88-11-264 15-264-32z">
          <text:p/>
        </draw:path>
        <draw:path draw:style-name="Mgr10" draw:layer="backgroundobjects" svg:width="0.787cm" svg:height="1.157cm" svg:x="26.764cm" svg:y="17.966cm" svg:viewBox="0 0 788 1158" svg:d="M757 446c-41-129-152-286-313-373-403-221-549 115-366 284 216 200 195 519 278 651-87 28-151 86-151 120 0 46 176 21 264 30 146 0 264-37 264-82 2-35-2-56-10-75 71-132 86-395 34-555z">
          <text:p/>
        </draw:path>
        <draw:path draw:style-name="Mgr10" draw:layer="backgroundobjects" svg:width="0.294cm" svg:height="0.68cm" svg:x="27.069cm" svg:y="18.358cm" svg:viewBox="0 0 295 681" svg:d="M270 0c-127 13-242 160-242 343 2 162 83 245 57 257-216 96 28 25 199 80 54 19-115-217-115-405 0-115 40-212 101-275z">
          <text:p/>
        </draw:path>
        <draw:path draw:style-name="Mgr10" draw:layer="backgroundobjects" svg:width="0.529cm" svg:height="1.043cm" svg:x="27.065cm" svg:y="17.924cm" svg:viewBox="0 0 530 1044" svg:d="M146 45c-54-21-103-36-146-45 4 24 7 52 10 76 301 96 591 480 413 968 86-152 107-281 107-479 0-212-234-461-384-520z">
          <text:p/>
        </draw:path>
        <draw:path draw:style-name="Mgr10" draw:layer="backgroundobjects" svg:width="0.579cm" svg:height="1.075cm" svg:x="27.055cm" svg:y="17.896cm" svg:viewBox="0 0 580 1076" svg:d="M0 0c11 19 15 43 18 68 257 89 502 295 502 661 0 83-39 268-88 347 95-85 148-288 148-483 3-306-180-489-399-562-65-22-125-31-181-31z">
          <text:p/>
        </draw:path>
        <draw:path draw:style-name="Mgr10" draw:layer="backgroundobjects" svg:width="0.137cm" svg:height="0.18cm" svg:x="26.817cm" svg:y="17.665cm" svg:viewBox="0 0 138 181" svg:d="M1 181c-8-96 37-121 56-181 27 55 73 68 81 163-46 6-92 12-137 18z">
          <text:p/>
        </draw:path>
        <draw:path draw:style-name="Mgr10" draw:layer="backgroundobjects" svg:width="0.478cm" svg:height="0.712cm" svg:x="26.606cm" svg:y="17.653cm" svg:viewBox="0 0 479 713" svg:d="M355 0c-29 55-79 67-88 163-132 6-278 230-266 409 2 49 107 141 238 141 133 0 240-148 240-329 3-108-24-167-71-193 7-96-35-127-53-191z">
          <text:p/>
        </draw:path>
        <draw:path draw:style-name="Mgr10" draw:layer="backgroundobjects" svg:width="0.105cm" svg:height="0.261cm" svg:x="26.887cm" svg:y="17.738cm" svg:viewBox="0 0 106 262" svg:d="M43 259c-29-7-52-7-39-139 7-71 42-80 63-120 14 47 44 68 39 139-12 132-33 126-63 120z">
          <text:p/>
        </draw:path>
        <draw:path draw:style-name="Mgr10" draw:layer="backgroundobjects" svg:width="0.143cm" svg:height="0.166cm" svg:x="26.715cm" svg:y="17.957cm" svg:viewBox="0 0 144 167" svg:d="M64 167c-45 0-43-39-64-59 21-36 19-108 64-108 43 0 54 72 80 108-26 20-37 59-80 59z">
          <text:p/>
        </draw:path>
        <draw:path draw:style-name="Mgr10" draw:layer="backgroundobjects" svg:width="0.087cm" svg:height="0.1cm" svg:x="26.737cm" svg:y="17.994cm" svg:viewBox="0 0 88 101" svg:d="M39 101c-27 0-26-25-39-37 13-21 12-64 39-64s33 43 49 64c-16 12-22 37-49 37z">
          <text:p/>
        </draw:path>
        <draw:path draw:style-name="Mgr10" draw:layer="backgroundobjects" svg:width="0.415cm" svg:height="0.447cm" svg:x="26.695cm" svg:y="18.016cm" svg:viewBox="0 0 416 448" svg:d="M292 36c-60-93-61 22-92 31 10 4 19 8 28 12-16 9-33 19-49 28 5 5 8 11 12 15-9 0-16 0-24 0 5 5 9 10 14 16-3 4-6 6-9 9-17-13-35-19-54-19-64 0-118 71-118 160 0 90 52 160 118 160 63 0 117-70 117-160 0-2 0-5 0-9 15 5 29 11 44 15-3-14-6-28-10-43 17 0 34 0 51 0-7-8-15-16-21-24 25-23 49-47 73-71-15 0-29 0-44 0 22-17 45-34 69-53-16 0-32 0-48 0 26-3 98-72 53-52-45 19-74-9-110-15z">
          <text:p/>
        </draw:path>
        <draw:path draw:style-name="Mgr10" draw:layer="backgroundobjects" svg:width="0.533cm" svg:height="0.34cm" svg:x="26.562cm" svg:y="18.317cm" svg:viewBox="0 0 534 341" svg:d="M208 169c-67-16-181 16-204-50-34-92 173-148 226-104 127 98 299-92 304 194 2 70-132 277-326-40z">
          <text:p/>
        </draw:path>
      </draw:g>
      <draw:g draw:style-name="Mgr4">
        <draw:path draw:style-name="Mgr10" draw:layer="backgroundobjects" svg:width="0.23cm" svg:height="0.292cm" svg:x="24.131cm" svg:y="19.035cm" svg:viewBox="0 0 231 293" svg:d="M0 147c0 25 5 52 15 73 10 23 25 41 43 53 17 14 37 20 58 20s40-6 58-20c18-12 32-30 41-53 11-21 16-48 16-73 0-26-4-51-16-74-9-21-23-40-41-53s-38-20-58-20c-21 0-41 7-58 20-18 13-33 32-43 53-10 23-15 48-15 74z">
          <text:p/>
        </draw:path>
        <draw:path draw:style-name="Mgr10" draw:layer="backgroundobjects" svg:width="0.402cm" svg:height="0.581cm" svg:x="24.215cm" svg:y="19.003cm" svg:viewBox="0 0 403 582" svg:d="M23 489c-88-376 97-326 145-489 69 39 138 77 206 116 0-3 63 360 2 440-46 60-334 9-353-67z">
          <text:p/>
        </draw:path>
        <draw:path draw:style-name="Mgr10" draw:layer="backgroundobjects" svg:width="0.237cm" svg:height="0.14cm" svg:x="24.351cm" svg:y="19.327cm" svg:viewBox="0 0 238 141" svg:d="M206 69c-17-20-38-41-62-50-45-24-98-24-144-4 49 0 93 4 136 28 21 8 40 22 58 38 14 16 32 38 44 60-4-25-14-52-32-72z">
          <text:p/>
        </draw:path>
        <draw:path draw:style-name="Mgr10" draw:layer="backgroundobjects" svg:width="0.341cm" svg:height="0.709cm" svg:x="24.539cm" svg:y="18.957cm" svg:viewBox="0 0 342 710" svg:d="M69 667c-69-84-67-454-69-638 99-10 197-20 296-29 2 0 83 587 25 667-43 58-202 56-252 0z">
          <text:p/>
        </draw:path>
        <draw:path draw:style-name="Mgr10" draw:layer="backgroundobjects" svg:width="0.342cm" svg:height="0.71cm" svg:x="24.838cm" svg:y="18.957cm" svg:viewBox="0 0 343 711" svg:d="M273 667c70-84 67-454 70-638-98-10-197-20-296-29-8 223-83 587-25 667 43 60 203 56 251 0z">
          <text:p/>
        </draw:path>
        <draw:path draw:style-name="Mgr10" draw:layer="backgroundobjects" svg:width="0.022cm" svg:height="0.287cm" svg:x="24.849cm" svg:y="19.335cm" svg:viewBox="0 0 23 288" svg:d="M23 144c0-47-3-97-12-144-9 47-11 97-11 144 2 49 2 96 11 144 9-48 12-97 12-144z">
          <text:p/>
        </draw:path>
        <draw:path draw:style-name="Mgr10" draw:layer="backgroundobjects" svg:width="0.52cm" svg:height="0.58cm" svg:x="24.6cm" svg:y="18.929cm" svg:viewBox="0 0 521 581" svg:d="M261 581c87-102 260-157 260-308 0-149-115-273-260-273s-261 124-261 273c0 151 174 206 261 308z">
          <text:p/>
        </draw:path>
        <draw:path draw:style-name="Mgr10" draw:layer="backgroundobjects" svg:width="0.392cm" svg:height="0.877cm" svg:x="24.266cm" svg:y="17.666cm" svg:viewBox="0 0 393 878" svg:d="M358 384c14 350 23 298 35 447-55 16-109 31-163 47-67-134 9-34-199-400-75-138 5-458 52-478 29-9 269 203 275 384z">
          <text:p/>
        </draw:path>
        <draw:path draw:style-name="Mgr10" draw:layer="backgroundobjects" svg:width="0.283cm" svg:height="0.692cm" svg:x="24.341cm" svg:y="17.842cm" svg:viewBox="0 0 284 693" svg:d="M212 227c55 340 49 291 72 438-35 9-71 18-107 28-52-138 0-23-156-414-41-98-17-261 26-278 29-11 143 86 165 226z">
          <text:p/>
        </draw:path>
        <draw:path draw:style-name="Mgr10" draw:layer="backgroundobjects" svg:width="0.393cm" svg:height="0.877cm" svg:x="25.062cm" svg:y="17.666cm" svg:viewBox="0 0 394 878" svg:d="M35 384c-14 350-23 298-35 447 54 16 109 31 163 47 66-134-8-34 200-400 77-138-6-458-53-478-29-9-270 203-275 384z">
          <text:p/>
        </draw:path>
        <draw:path draw:style-name="Mgr10" draw:layer="backgroundobjects" svg:width="0.283cm" svg:height="0.696cm" svg:x="25.095cm" svg:y="17.842cm" svg:viewBox="0 0 284 697" svg:d="M72 227c-56 340-48 291-72 438 35 10 69 21 104 32 53-138 0-24 159-414 40-102 20-265-26-282-29-11-142 86-165 226z">
          <text:p/>
        </draw:path>
        <draw:path draw:style-name="Mgr10" draw:layer="backgroundobjects" svg:width="1.06cm" svg:height="1.068cm" svg:x="24.33cm" svg:y="18.199cm" svg:viewBox="0 0 1061 1069" svg:d="M530 0c-293 0-425 144-425 344 0 167-220 413-23 576 95 81 257 149 448 149s353-68 449-149c197-167-22-409-22-576 0-200-131-344-427-344z">
          <text:p/>
        </draw:path>
        <draw:path draw:style-name="Mgr10" draw:layer="backgroundobjects" svg:width="0.927cm" svg:height="0.885cm" svg:x="24.399cm" svg:y="18.346cm" svg:viewBox="0 0 928 886" svg:d="M425 29c25-39 48-39 75 0 60 91 157 284 162 444 109-17 235-11 260 56 50 133-182 357-457 357-278 0-507-224-458-357 21-67 148-73 255-56 6-160 101-353 163-444z">
          <text:p/>
        </draw:path>
        <draw:path draw:style-name="Mgr10" draw:layer="backgroundobjects" svg:width="0.437cm" svg:height="0.183cm" svg:x="24.641cm" svg:y="18.979cm" svg:viewBox="0 0 438 184" svg:d="M88 67c32 4 67-7 93-27 14-9 27-24 37-40 9 16 24 31 38 40 29 20 61 31 93 27 32 0 64-14 87-36 15-15-62 153-218 153s-231-168-216-153c22 20 54 32 86 36z">
          <text:p/>
        </draw:path>
        <draw:path draw:style-name="Mgr10" draw:layer="backgroundobjects" svg:width="0.255cm" svg:height="0.351cm" svg:x="24.486cm" svg:y="18.477cm" svg:viewBox="0 0 256 352" svg:d="M169 9c-88-40-146 58-161 110-22 80 6 170 15 190 7 14 70 78 211 16-2 0 35-89 17-173-27-48-8-109-82-143z">
          <text:p/>
        </draw:path>
        <draw:path draw:style-name="Mgr10" draw:layer="backgroundobjects" svg:width="0.267cm" svg:height="0.378cm" svg:x="24.47cm" svg:y="18.458cm" svg:viewBox="0 0 268 379" svg:d="M237 61c-11-17-24-30-37-41-7-5-14-9-24-12-8-4-17-7-25-7-35-6-71 14-94 40s-42 63-52 103c-8 40-6 83 3 124 3 20 9 40 18 56 1 3 2 4 3 7 0 2 0 6 0 9 1 1 1 3 2 4 3 4 6 7 12 11 9 6 14 9 23 12 32 14 64 14 95 10 32-6 62-16 90-33-28 7-61 17-90 17-28 0-60-2-87-17-5-4-11-5-17-13-2-3-5-3-5-7-1-1-2-4-3-7-6-16-10-33-15-49-5-37-8-73 0-108 5-32 23-63 44-85 20-24 46-40 73-36 5 0 12-2 19 2 6 3 16 3 21 7 14 7 27 16 35 29 19 20 34 55 42 94 0-39-10-76-31-110z">
          <text:p/>
        </draw:path>
        <draw:path draw:style-name="Mgr10" draw:layer="backgroundobjects" svg:width="0.15cm" svg:height="0.212cm" svg:x="24.553cm" svg:y="18.559cm" svg:viewBox="0 0 151 213" svg:d="M0 107c0 18 3 37 10 53 6 16 15 29 27 39 12 9 26 14 38 14 14 0 27-5 37-14 12-10 22-23 28-39s11-35 11-53c0-19-5-38-11-54-6-17-16-30-28-40-10-9-23-13-37-13-12 0-26 4-38 13-12 10-21 23-27 40-7 16-10 35-10 54z">
          <text:p/>
        </draw:path>
        <draw:path draw:style-name="Mgr10" draw:layer="backgroundobjects" svg:width="0.255cm" svg:height="0.351cm" svg:x="24.979cm" svg:y="18.477cm" svg:viewBox="0 0 256 352" svg:d="M88 9c86-40 144 58 159 110 24 80-6 170-15 190-5 14-69 78-211 16 3 0-32-89-18-173 29-48 9-109 85-143z">
          <text:p/>
        </draw:path>
        <draw:path draw:style-name="Mgr10" draw:layer="backgroundobjects" svg:width="0.27cm" svg:height="0.374cm" svg:x="24.982cm" svg:y="18.461cm" svg:viewBox="0 0 271 375" svg:d="M43 72c13-15 24-24 35-31 6-4 15-6 21-6 6-3 14-3 21-3 25 0 54 13 72 36 19 24 37 57 43 87 6 33 6 69 0 106-3 18-8 38-14 50-1 2-2 5-4 6-3 4-6 4-6 8-5 3-11 10-16 12-26 15-56 20-88 18-29 0-60-7-89-18 29 18 57 28 89 35s64 3 97-11c7-4 13-6 23-13 2-3 8-7 11-11 1 0 2-1 3-2 1-2 2-3 3-3 0-1 0-3 0-4 1-1 2-3 2-3 5-20 13-37 18-57 9-40 9-80 3-123-8-41-29-77-53-104-25-26-57-46-92-40-9 0-17 4-25 7-9 3-16 7-24 13-15 11-26 24-38 40-20 27-32 67-35 107 8-37 21-73 43-96z">
          <text:p/>
        </draw:path>
        <draw:path draw:style-name="Mgr10" draw:layer="backgroundobjects" svg:width="0.149cm" svg:height="0.212cm" svg:x="25.02cm" svg:y="18.559cm" svg:viewBox="0 0 150 213" svg:d="M0 107c0 18 3 37 10 53 6 16 15 29 27 39 12 9 25 14 38 14 14 0 26-5 37-14 12-10 22-23 28-39s10-35 10-53c0-19-4-38-10-54-6-17-16-30-28-40-11-9-23-13-37-13-13 0-26 4-38 13-12 10-21 23-27 40-7 16-10 35-10 54z">
          <text:p/>
        </draw:path>
        <draw:path draw:style-name="Mgr10" draw:layer="backgroundobjects" svg:width="0.153cm" svg:height="0.146cm" svg:x="24.785cm" svg:y="18.937cm" svg:viewBox="0 0 154 147" svg:d="M154 0c-52 0-103 0-154 0 0 49 0 97 0 147 51 0 102 0 154 0 0-50 0-98 0-147z">
          <text:p/>
        </draw:path>
        <draw:path draw:style-name="Mgr10" draw:layer="backgroundobjects" svg:width="0.577cm" svg:height="0.236cm" svg:x="24.574cm" svg:y="18.813cm" svg:viewBox="0 0 578 237" svg:d="M141 203c30-3 58-10 82-27 22-16 40-40 43-63 7-37 13-76 19-113 8 37 15 76 22 113 5 27 20 47 43 63 24 17 52 27 82 27 32 0 60-3 86-20 26-12 49-36 60-67-2 33-19 64-46 84-26 19-63 33-98 37-37 3-72-8-104-28-18-9-29-22-40-38-13 16-27 29-42 38-32 20-70 31-104 28-35 0-72-14-98-37-26-20-46-53-46-84 5 28 29 51 55 67 26 13 57 20 86 20z">
          <text:p/>
        </draw:path>
        <draw:path draw:style-name="Mgr10" draw:layer="backgroundobjects" svg:width="0.219cm" svg:height="0.12cm" svg:x="24.753cm" svg:y="18.769cm" svg:viewBox="0 0 220 121" svg:d="M110 0c20 0 82 0 104 20 15 15 3 47-35 77-25 20-49 24-66 24-20 0-43-8-66-24-47-30-55-62-41-77 20-20 84-20 104-20z">
          <text:p/>
        </draw:path>
      </draw:g>
      <draw:frame presentation:style-name="Forestbird2-title" draw:layer="backgroundobjects" svg:width="26.518cm" svg:height="3.333cm" svg:x="1.591cm" svg:y="0.666cm" presentation:class="title" presentation:placeholder="true">
        <draw:text-box/>
      </draw:frame>
      <draw:frame presentation:style-name="Forestbird2-outline1" draw:layer="backgroundobjects" svg:width="26.518cm" svg:height="12cm" svg:x="1.591cm" svg:y="4.666cm" presentation:class="outline" presentation:placeholder="true">
        <draw:text-box/>
      </draw:frame>
      <draw:frame presentation:style-name="Mpr7" draw:text-style-name="MP2" draw:layer="backgroundobjects" svg:width="6.919cm" svg:height="1.448cm" svg:x="1.485cm" svg:y="19.13cm" presentation:class="date-time">
        <draw:text-box>
          <text:p text:style-name="MP1"><text:span text:style-name="MT1"><presentation:date-time/></text:span></text:p>
        </draw:text-box>
      </draw:frame>
      <draw:frame presentation:style-name="Mpr7" draw:text-style-name="MP8" draw:layer="backgroundobjects" svg:width="9.414cm" svg:height="1.448cm" svg:x="10.157cm" svg:y="19.13cm" presentation:class="footer">
        <draw:text-box>
          <text:p text:style-name="MP7"><text:span text:style-name="MT1"><presentation:footer/></text:span></text:p>
        </draw:text-box>
      </draw:frame>
      <draw:frame presentation:style-name="Mpr7" draw:text-style-name="MP4" draw:layer="backgroundobjects" svg:width="6.919cm" svg:height="1.448cm" svg:x="21.294cm" svg:y="19.13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layer="backgroundobjects" svg:width="29.7cm" svg:height="2.333cm" svg:x="0cm" svg:y="18.666cm">
        <text:p/>
        <draw:enhanced-geometry svg:viewBox="0 0 21600 21600" draw:type="rectangle" draw:enhanced-path="M 0 0 L 21600 0 21600 21600 0 21600 0 0 Z N"/>
      </draw:custom-shape>
      <draw:g draw:style-name="Mgr4">
        <draw:path draw:style-name="Mgr10" draw:layer="backgroundobjects" svg:width="0.278cm" svg:height="0.39cm" svg:x="22.275cm" svg:y="18.828cm" svg:viewBox="0 0 279 391" svg:d="M0 195c0 34 6 69 19 98 13 30 30 54 51 71s45 27 69 27 49-10 70-27 38-41 51-71c12-29 19-64 19-98 0-35-7-68-19-98-13-29-30-53-51-70-21-18-46-27-70-27-23 0-48 9-69 27-21 17-38 41-51 70-13 30-19 63-19 98z">
          <text:p/>
        </draw:path>
        <draw:path draw:style-name="Mgr10" draw:layer="backgroundobjects" svg:width="0.482cm" svg:height="0.776cm" svg:x="22.376cm" svg:y="18.783cm" svg:viewBox="0 0 483 777" svg:d="M28 653c-104-502 115-436 174-653 81 52 164 103 247 155 0-4 75 481 3 588-56 78-403 13-424-90z">
          <text:p/>
        </draw:path>
        <draw:path draw:style-name="Mgr10" draw:layer="backgroundobjects" svg:width="0.284cm" svg:height="0.189cm" svg:x="22.539cm" svg:y="19.216cm" svg:viewBox="0 0 285 190" svg:d="M247 91c-21-26-45-53-73-66-55-32-119-32-174-4 59 0 111 4 163 34 25 14 49 32 69 54 18 22 38 49 53 81-4-36-17-72-38-99z">
          <text:p/>
        </draw:path>
        <draw:path draw:style-name="Mgr10" draw:layer="backgroundobjects" svg:width="0.41cm" svg:height="0.946cm" svg:x="22.765cm" svg:y="18.72cm" svg:viewBox="0 0 411 947" svg:d="M84 888c-84-111-81-604-84-849 118-12 237-26 354-39 3 0 101 781 32 888-52 80-244 76-302 0z">
          <text:p/>
        </draw:path>
        <draw:path draw:style-name="Mgr10" draw:layer="backgroundobjects" svg:width="0.41cm" svg:height="0.946cm" svg:x="23.125cm" svg:y="18.72cm" svg:viewBox="0 0 411 947" svg:d="M328 888c83-111 79-604 83-849-118-12-236-26-354-39-10 296-101 781-31 888 52 80 243 76 302 0z">
          <text:p/>
        </draw:path>
        <draw:path draw:style-name="Mgr10" draw:layer="backgroundobjects" svg:width="0.028cm" svg:height="0.382cm" svg:x="23.136cm" svg:y="19.227cm" svg:viewBox="0 0 29 383" svg:d="M29 192c0-61-5-128-14-192-11 64-15 131-15 192 4 67 4 129 15 191 9-62 14-128 14-191z">
          <text:p/>
        </draw:path>
        <draw:path draw:style-name="Mgr10" draw:layer="backgroundobjects" svg:width="0.624cm" svg:height="0.772cm" svg:x="22.838cm" svg:y="18.684cm" svg:viewBox="0 0 625 773" svg:d="M313 773c104-137 312-209 312-409s-138-364-312-364-313 164-313 364 208 272 313 409z">
          <text:p/>
        </draw:path>
        <draw:path draw:style-name="Mgr10" draw:layer="backgroundobjects" svg:width="0.469cm" svg:height="1.169cm" svg:x="22.436cm" svg:y="17cm" svg:viewBox="0 0 470 1170" svg:d="M428 512c18 467 28 396 42 595-65 21-130 41-194 63-80-178 10-46-239-534-90-181 6-609 61-636 35-12 324 272 330 512z">
          <text:p/>
        </draw:path>
        <draw:path draw:style-name="Mgr10" draw:layer="backgroundobjects" svg:width="0.341cm" svg:height="0.924cm" svg:x="22.527cm" svg:y="17.235cm" svg:viewBox="0 0 342 925" svg:d="M255 302c65 454 58 388 87 583-43 13-86 27-129 40-62-184 0-32-188-552-48-132-21-351 31-372 35-13 171 115 199 301z">
          <text:p/>
        </draw:path>
        <draw:path draw:style-name="Mgr10" draw:layer="backgroundobjects" svg:width="0.472cm" svg:height="1.169cm" svg:x="23.393cm" svg:y="17cm" svg:viewBox="0 0 473 1170" svg:d="M41 512c-17 467-27 396-41 595 65 21 129 41 194 63 81-178-10-46 241-534 93-181-8-609-64-636-34-12-322 272-330 512z">
          <text:p/>
        </draw:path>
        <draw:path draw:style-name="Mgr10" draw:layer="backgroundobjects" svg:width="0.341cm" svg:height="0.928cm" svg:x="23.431cm" svg:y="17.235cm" svg:viewBox="0 0 342 929" svg:d="M87 302c-67 454-58 388-87 583 41 15 84 29 125 44 64-183 0-29 191-549 49-139 24-358-32-379-34-13-168 115-197 301z">
          <text:p/>
        </draw:path>
        <draw:path draw:style-name="Mgr10" draw:layer="backgroundobjects" svg:width="1.272cm" svg:height="1.426cm" svg:x="22.514cm" svg:y="17.711cm" svg:viewBox="0 0 1273 1427" svg:d="M636 0c-351 0-511 192-511 457 0 223-263 552-26 770 113 106 308 200 537 200 230 0 424-94 539-200 236-222-28-547-28-770 0-265-156-457-511-457z">
          <text:p/>
        </draw:path>
        <draw:path draw:style-name="Mgr10" draw:layer="backgroundobjects" svg:width="1.112cm" svg:height="1.182cm" svg:x="22.597cm" svg:y="17.907cm" svg:viewBox="0 0 1113 1183" svg:d="M508 40c31-53 58-53 90 0 72 120 188 379 194 592 133-23 281-15 313 76 59 177-218 475-548 475-334 0-609-298-549-475 24-91 178-99 305-76 8-213 122-472 195-592z">
          <text:p/>
        </draw:path>
        <draw:path draw:style-name="Mgr10" draw:layer="backgroundobjects" svg:width="0.524cm" svg:height="0.243cm" svg:x="22.888cm" svg:y="18.751cm" svg:viewBox="0 0 525 244" svg:d="M106 89c38 4 80-8 111-36 17-13 31-30 46-53 10 23 26 40 45 53 35 28 72 40 111 36 38 0 76-18 104-49 17-17-73 204-260 204-188 0-278-221-261-204 28 27 66 45 104 49z">
          <text:p/>
        </draw:path>
        <draw:path draw:style-name="Mgr10" draw:layer="backgroundobjects" svg:width="0.307cm" svg:height="0.468cm" svg:x="22.702cm" svg:y="18.081cm" svg:viewBox="0 0 308 469" svg:d="M201 13c-104-55-174 75-191 145-27 107 8 227 17 255 9 17 84 103 255 21-4 0 41-120 21-230-34-64-12-147-102-191z">
          <text:p/>
        </draw:path>
        <draw:path draw:style-name="Mgr10" draw:layer="backgroundobjects" svg:width="0.322cm" svg:height="0.506cm" svg:x="22.682cm" svg:y="18.056cm" svg:viewBox="0 0 323 507" svg:d="M284 83c-14-23-28-40-44-54-8-9-18-14-29-18-10-6-20-10-32-10-41-8-82 19-110 54-29 36-52 86-63 138-10 54-7 111 5 164 3 27 9 54 20 76 1 3 2 7 3 10 0 4 0 8 0 12 1 2 2 4 3 5 3 4 7 8 15 12 10 11 17 15 27 20 39 17 77 17 115 12 38-8 72-21 107-44-35 8-73 23-107 23s-73-6-105-23c-6-5-14-9-20-17-3-6-7-6-7-10-1-2-3-5-4-8-6-24-10-45-18-68-6-48-9-97 0-141 8-45 29-85 52-116 26-32 57-53 87-49 9 0 18 0 26 4 6 5 17 5 23 9 18 8 32 23 42 40 25 27 42 71 53 124 0-53-15-103-39-145z">
          <text:p/>
        </draw:path>
        <draw:path draw:style-name="Mgr10" draw:layer="backgroundobjects" svg:width="0.179cm" svg:height="0.282cm" svg:x="22.783cm" svg:y="18.192cm" svg:viewBox="0 0 180 283" svg:d="M0 141c0 26 3 50 12 71 7 23 19 40 34 52 13 12 28 19 44 19s31-7 46-19c14-12 24-29 33-52 7-21 11-45 11-71 0-24-4-49-11-70-9-22-19-40-33-52-15-12-30-19-46-19s-31 7-44 19c-15 12-27 30-34 52-9 21-12 46-12 70z">
          <text:p/>
        </draw:path>
        <draw:path draw:style-name="Mgr10" draw:layer="backgroundobjects" svg:width="0.305cm" svg:height="0.468cm" svg:x="23.292cm" svg:y="18.081cm" svg:viewBox="0 0 306 469" svg:d="M105 13c104-55 173 75 190 145 28 107-7 227-17 255-7 17-83 103-254 21 5 0-37-120-20-230 33-64 10-147 101-191z">
          <text:p/>
        </draw:path>
        <draw:path draw:style-name="Mgr10" draw:layer="backgroundobjects" svg:width="0.324cm" svg:height="0.499cm" svg:x="23.296cm" svg:y="18.06cm" svg:viewBox="0 0 325 500" svg:d="M52 96c14-17 29-32 41-41 8-4 17-8 26-8 6-4 17-4 23-4 32 0 67 17 87 48 25 30 46 76 52 116 6 45 6 92 0 141-3 24-11 49-17 67-1 4-2 6-3 10-3 4-7 4-7 8-8 4-14 14-22 18-32 17-65 28-104 21-35 0-73-8-108-21 35 21 70 36 108 45 39 8 78 4 115-13 11-4 18-11 27-19 5-4 11-9 14-13 1-2 2-3 3-4 2-2 3-3 5-4 0-2 0-3 0-6 1-1 2-2 4-4 6-26 14-49 20-76 11-52 11-105 3-164-9-53-35-102-61-138-32-35-70-62-113-54-9 0-20 4-29 10-12 5-18 9-29 18-17 14-32 31-46 54-24 34-38 88-41 141 11-49 24-99 52-128z">
          <text:p/>
        </draw:path>
        <draw:path draw:style-name="Mgr10" draw:layer="backgroundobjects" svg:width="0.179cm" svg:height="0.282cm" svg:x="23.341cm" svg:y="18.192cm" svg:viewBox="0 0 180 283" svg:d="M0 141c0 26 4 50 13 71 7 23 19 40 33 52 12 12 28 19 44 19s32-7 46-19c12-12 24-29 33-52 7-21 11-45 11-71 0-24-4-49-11-70-9-22-21-40-33-52-14-12-30-19-46-19s-32 7-44 19c-14 12-26 30-33 52-9 21-13 46-13 70z">
          <text:p/>
        </draw:path>
        <draw:path draw:style-name="Mgr10" draw:layer="backgroundobjects" svg:width="0.183cm" svg:height="0.195cm" svg:x="23.06cm" svg:y="18.693cm" svg:viewBox="0 0 184 196" svg:d="M184 0c-61 0-122 0-184 0 0 65 0 131 0 196 62 0 123 0 184 0 0-65 0-131 0-196z">
          <text:p/>
        </draw:path>
        <draw:path draw:style-name="Mgr10" draw:layer="backgroundobjects" svg:width="0.694cm" svg:height="0.316cm" svg:x="22.806cm" svg:y="18.528cm" svg:viewBox="0 0 695 317" svg:d="M171 272c35-5 69-15 96-36 29-23 49-52 52-84 9-51 17-101 26-152 7 51 15 101 23 152 6 36 24 61 52 84 28 21 63 36 98 36 38 0 72-5 104-27 31-18 59-49 73-89-4 45-25 85-56 111-30 26-76 45-117 49-46 5-87-8-126-36-22-13-35-31-48-53-14 22-32 40-49 53-38 28-84 41-125 36-42 0-87-17-119-49-31-26-55-71-55-111 6 36 35 67 67 89 31 18 69 27 104 27z">
          <text:p/>
        </draw:path>
        <draw:path draw:style-name="Mgr10" draw:layer="backgroundobjects" svg:width="0.264cm" svg:height="0.159cm" svg:x="23.022cm" svg:y="18.471cm" svg:viewBox="0 0 265 160" svg:d="M133 0c24 0 97 0 125 28 17 17 3 61-42 103-31 25-60 29-80 29-25 0-52-8-80-29-55-42-66-86-49-103 25-28 101-28 126-28z">
          <text:p/>
        </draw:path>
      </draw:g>
      <draw:g draw:style-name="Mgr4">
        <draw:path draw:style-name="Mgr10" draw:layer="backgroundobjects" svg:width="0.138cm" svg:height="0.194cm" svg:x="27.44cm" svg:y="18.579cm" svg:viewBox="0 0 139 195" svg:d="M139 97c0 18-3 34-9 48-6 16-14 28-25 36-11 10-22 14-35 14s-24-4-35-14c-11-8-20-20-25-36-7-14-10-30-10-48 0-16 3-33 10-48 6-16 14-28 25-36 11-9 22-13 35-13s24 4 35 13c11 8 19 20 25 36 6 15 9 32 9 48z">
          <text:p/>
        </draw:path>
        <draw:path draw:style-name="Mgr10" draw:layer="backgroundobjects" svg:width="0.241cm" svg:height="0.388cm" svg:x="27.287cm" svg:y="18.557cm" svg:viewBox="0 0 242 389" svg:d="M228 328c53-252-58-219-87-328-41 25-82 52-124 77 0-1-38 240-1 294 28 40 202 8 212-43z">
          <text:p/>
        </draw:path>
        <draw:path draw:style-name="Mgr10" draw:layer="backgroundobjects" svg:width="0.141cm" svg:height="0.094cm" svg:x="27.304cm" svg:y="18.774cm" svg:viewBox="0 0 142 95" svg:d="M19 46c11-14 22-27 36-34 29-16 61-16 87-2-29 0-55 2-80 18-13 6-25 15-35 27-9 11-21 24-27 40 2-19 10-36 19-49z">
          <text:p/>
        </draw:path>
        <draw:path draw:style-name="Mgr10" draw:layer="backgroundobjects" svg:width="0.204cm" svg:height="0.473cm" svg:x="27.129cm" svg:y="18.526cm" svg:viewBox="0 0 205 474" svg:d="M163 444c42-56 41-303 42-424-60-7-118-13-178-20-1 0-49 391-14 444 25 40 121 39 150 0z">
          <text:p/>
        </draw:path>
        <draw:path draw:style-name="Mgr10" draw:layer="backgroundobjects" svg:width="0.205cm" svg:height="0.473cm" svg:x="26.947cm" svg:y="18.526cm" svg:viewBox="0 0 206 474" svg:d="M41 444c-41-56-40-303-41-424 59-7 119-13 177-20 5 148 51 392 16 444-25 40-122 39-152 0z">
          <text:p/>
        </draw:path>
        <draw:path draw:style-name="Mgr10" draw:layer="backgroundobjects" svg:width="0.014cm" svg:height="0.191cm" svg:x="27.133cm" svg:y="18.778cm" svg:viewBox="0 0 15 192" svg:d="M0 95c0-31 2-63 7-95 6 32 8 65 8 95-2 33-2 65-8 97-5-32-7-65-7-97z">
          <text:p/>
        </draw:path>
        <draw:path draw:style-name="Mgr10" draw:layer="backgroundobjects" svg:width="0.312cm" svg:height="0.384cm" svg:x="26.985cm" svg:y="18.509cm" svg:viewBox="0 0 313 385" svg:d="M157 385c-52-68-157-102-157-204 0-100 70-181 157-181s156 81 156 181c0 102-104 136-156 204z">
          <text:p/>
        </draw:path>
        <draw:path draw:style-name="Mgr10" draw:layer="backgroundobjects" svg:width="0.236cm" svg:height="0.583cm" svg:x="27.262cm" svg:y="17.666cm" svg:viewBox="0 0 237 584" svg:d="M21 256c-8 233-14 199-21 299 33 9 65 20 98 29 40-88-6-21 121-267 44-90-4-302-32-317-17-5-163 136-166 256z">
          <text:p/>
        </draw:path>
        <draw:path draw:style-name="Mgr10" draw:layer="backgroundobjects" svg:width="0.17cm" svg:height="0.462cm" svg:x="27.282cm" svg:y="17.783cm" svg:viewBox="0 0 171 463" svg:d="M45 152c-34 227-30 194-45 291 21 7 43 13 65 20 30-92 0-16 93-276 26-67 11-175-16-187-17-6-85 59-97 152z">
          <text:p/>
        </draw:path>
        <draw:path draw:style-name="Mgr10" draw:layer="backgroundobjects" svg:width="0.235cm" svg:height="0.583cm" svg:x="26.783cm" svg:y="17.666cm" svg:viewBox="0 0 236 584" svg:d="M215 256c9 233 14 199 21 299-32 9-64 20-97 29-39-88 5-21-120-267-47-90 4-302 31-317 18-5 162 136 165 256z">
          <text:p/>
        </draw:path>
        <draw:path draw:style-name="Mgr10" draw:layer="backgroundobjects" svg:width="0.171cm" svg:height="0.465cm" svg:x="26.829cm" svg:y="17.783cm" svg:viewBox="0 0 172 466" svg:d="M128 152c33 227 29 194 44 291-21 7-42 15-63 23-32-92 0-16-95-276-26-70-13-178 16-190 17-6 83 59 98 152z">
          <text:p/>
        </draw:path>
        <draw:path draw:style-name="Mgr10" draw:layer="backgroundobjects" svg:width="0.637cm" svg:height="0.711cm" svg:x="26.822cm" svg:y="18.022cm" svg:viewBox="0 0 638 712" svg:d="M319 0c175 0 256 95 256 228 0 111 132 276 14 384-58 53-155 100-270 100-114 0-212-47-270-100-118-111 14-273 14-384 0-133 79-228 256-228z">
          <text:p/>
        </draw:path>
        <draw:path draw:style-name="Mgr10" draw:layer="backgroundobjects" svg:width="0.556cm" svg:height="0.59cm" svg:x="26.86cm" svg:y="18.119cm" svg:viewBox="0 0 557 591" svg:d="M303 20c-16-27-31-27-44 0-39 60-95 188-99 295-66-11-140-7-156 38-30 88 109 238 275 238s303-150 274-238c-12-45-88-49-152-38-3-107-62-235-98-295z">
          <text:p/>
        </draw:path>
        <draw:path draw:style-name="Mgr10" draw:layer="backgroundobjects" svg:width="0.262cm" svg:height="0.12cm" svg:x="27.009cm" svg:y="18.542cm" svg:viewBox="0 0 263 121" svg:d="M210 43c-19 2-40-4-55-18-10-6-16-14-24-25-5 11-13 19-22 25-18 14-37 22-56 18-19 0-37-8-52-24-8-8 37 102 130 102 95 0 140-110 131-102-14 14-33 22-52 24z">
          <text:p/>
        </draw:path>
        <draw:path draw:style-name="Mgr10" draw:layer="backgroundobjects" svg:width="0.154cm" svg:height="0.233cm" svg:x="27.21cm" svg:y="18.206cm" svg:viewBox="0 0 155 234" svg:d="M53 7c52-28 88 37 96 73 15 53-3 113-8 125-4 11-42 52-128 12 2 0-20-58-11-116 17-30 7-73 51-94z">
          <text:p/>
        </draw:path>
        <draw:path draw:style-name="Mgr10" draw:layer="backgroundobjects" svg:width="0.16cm" svg:height="0.251cm" svg:x="27.214cm" svg:y="18.195cm" svg:viewBox="0 0 161 252" svg:d="M19 40c8-11 14-20 22-27 5-4 10-6 14-8 7-2 12-4 16-4 21-5 42 8 56 26 14 17 26 42 31 69s3 55-1 83c-2 12-5 25-12 37 0 1 0 3-1 4 0 3 0 5 0 8 0 0-1 0-2 1-1 3-3 4-6 7-4 4-9 5-14 9-19 8-38 8-57 6-19-4-36-11-54-22 18 4 36 11 54 11 17 0 36-3 52-11 3-1 6-5 10-9 2-3 5-3 5-4s0-3 1-4c3-12 5-24 8-33 3-26 4-50 0-72-3-23-14-43-25-59-13-13-29-25-45-23-3 0-7-1-12 2-3 2-8 2-11 4-10 5-16 12-21 21-12 12-22 36-27 61 0-25 6-50 19-73z">
          <text:p/>
        </draw:path>
        <draw:path draw:style-name="Mgr10" draw:layer="backgroundobjects" svg:width="0.089cm" svg:height="0.14cm" svg:x="27.235cm" svg:y="18.262cm" svg:viewBox="0 0 90 141" svg:d="M90 71c0 13-2 25-6 36-4 10-10 20-16 26s-15 8-22 8c-9 0-16-2-24-8-6-6-12-16-17-26-3-11-5-23-5-36 0-14 2-24 5-36 6-11 11-20 17-27 8-5 15-8 24-8 7 0 16 3 22 8 6 7 13 16 16 27 4 12 6 22 6 36z">
          <text:p/>
        </draw:path>
        <draw:path draw:style-name="Mgr10" draw:layer="backgroundobjects" svg:width="0.153cm" svg:height="0.233cm" svg:x="26.917cm" svg:y="18.206cm" svg:viewBox="0 0 154 234" svg:d="M101 7c-52-28-87 37-96 73-14 53 3 113 9 125 4 11 41 52 127 12-2 0 19-58 11-116-17-30-6-73-51-94z">
          <text:p/>
        </draw:path>
        <draw:path draw:style-name="Mgr10" draw:layer="backgroundobjects" svg:width="0.162cm" svg:height="0.249cm" svg:x="26.905cm" svg:y="18.197cm" svg:viewBox="0 0 163 250" svg:d="M137 47c-6-8-14-15-21-19-4-3-9-4-12-4-3-3-8-3-13-3-16 0-33 8-43 24-12 16-24 38-27 58-3 22-3 46 0 72 2 10 7 24 10 32 1 1 1 4 2 5 1 3 3 3 3 4 3 3 8 7 11 9 16 10 33 14 52 11 17 0 36-4 54-11-18 11-35 18-54 23-19 4-38 1-59-8-4-1-7-4-12-8-4-1-7-4-8-7 0 0-1-1-2-2 0 0-1-2-1-3v-1c-1-2-1-2-2-3-3-13-6-25-11-37-5-27-5-54-2-83 7-25 18-51 32-68 16-19 35-32 55-27 7 0 12 3 16 4 5 3 10 4 15 8 7 8 15 16 22 28 12 18 18 44 21 71-6-24-12-49-26-65z">
          <text:p/>
        </draw:path>
        <draw:path draw:style-name="Mgr10" draw:layer="backgroundobjects" svg:width="0.089cm" svg:height="0.14cm" svg:x="26.955cm" svg:y="18.262cm" svg:viewBox="0 0 90 141" svg:d="M90 71c0 13-1 25-5 36-4 10-11 20-17 26s-15 8-22 8c-9 0-16-2-24-8-6-6-12-16-17-26-3-11-5-23-5-36 0-14 2-24 5-36 6-11 11-20 17-27 8-5 15-8 24-8 7 0 16 3 22 8 6 7 13 16 17 27 3 12 5 22 5 36z">
          <text:p/>
        </draw:path>
        <draw:path draw:style-name="Mgr10" draw:layer="backgroundobjects" svg:width="0.091cm" svg:height="0.096cm" svg:x="27.094cm" svg:y="18.513cm" svg:viewBox="0 0 92 97" svg:d="M0 0c31 0 62 0 92 0 0 32 0 64 0 97-30 0-61 0-92 0 0-33 0-65 0-97z">
          <text:p/>
        </draw:path>
        <draw:path draw:style-name="Mgr10" draw:layer="backgroundobjects" svg:width="0.347cm" svg:height="0.156cm" svg:x="26.964cm" svg:y="18.431cm" svg:viewBox="0 0 348 157" svg:d="M263 136c-18-3-35-8-50-19-14-10-23-26-25-42-4-24-8-50-12-75-4 25-8 51-12 75-4 17-12 32-26 42-14 11-32 19-49 19-19 0-37-3-52-15-16-9-31-24-37-44 2 23 13 43 29 56 16 12 38 22 58 24 22 2 45-4 64-17 9-7 17-16 23-28 7 12 16 21 25 28 20 13 42 19 62 17 20 0 43-9 59-24 16-13 28-36 28-56-3 18-17 34-33 44-16 8-35 15-52 15z">
          <text:p/>
        </draw:path>
        <draw:path draw:style-name="Mgr10" draw:layer="backgroundobjects" svg:width="0.131cm" svg:height="0.079cm" svg:x="27.073cm" svg:y="18.402cm" svg:viewBox="0 0 132 80" svg:d="M66 0c-12 0-49 0-62 13-9 8-2 30 20 51 16 13 30 16 41 16s26-5 40-16c27-21 32-43 23-51-11-13-50-13-62-13z">
          <text:p/>
        </draw:path>
      </draw:g>
      <draw:frame presentation:style-name="Forestbird3-title" draw:layer="backgroundobjects" svg:width="26.518cm" svg:height="3.333cm" svg:x="1.591cm" svg:y="0.666cm" presentation:class="title" presentation:placeholder="true">
        <draw:text-box/>
      </draw:frame>
      <draw:frame presentation:style-name="Forestbird3-outline1" draw:layer="backgroundobjects" svg:width="26.518cm" svg:height="12cm" svg:x="1.591cm" svg:y="4.666cm" presentation:class="outline" presentation:placeholder="true">
        <draw:text-box/>
      </draw:frame>
      <draw:frame presentation:style-name="Mpr10" draw:text-style-name="MP2" draw:layer="backgroundobjects" svg:width="6.919cm" svg:height="1.448cm" svg:x="1.485cm" svg:y="19.13cm" presentation:class="date-time">
        <draw:text-box>
          <text:p text:style-name="MP1"><text:span text:style-name="MT1"><presentation:date-time/></text:span></text:p>
        </draw:text-box>
      </draw:frame>
      <draw:frame presentation:style-name="Mpr10" draw:text-style-name="MP8" draw:layer="backgroundobjects" svg:width="9.414cm" svg:height="1.448cm" svg:x="10.157cm" svg:y="19.13cm" presentation:class="footer">
        <draw:text-box>
          <text:p text:style-name="MP7"><text:span text:style-name="MT1"><presentation:footer/></text:span></text:p>
        </draw:text-box>
      </draw:frame>
      <draw:frame presentation:style-name="Mpr10" draw:text-style-name="MP4" draw:layer="backgroundobjects" svg:width="6.919cm" svg:height="1.448cm" svg:x="21.294cm" svg:y="19.13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9T08:51:17.700041595</meta:creation-date>
    <dc:description>This work is licensed under a Creative Commons 0 License.
It makes use of the works of kka_libo_design@ashisuto.co.jp.</dc:description>
    <meta:generator>LibreOffice/25.8.4.2$Linux_X86_64 LibreOffice_project/0366609b1de41a39e1896ae41e33c673f2a73802</meta:generator>
    <dc:title>Forestbird</dc:title>
    <meta:editing-duration>PT1H28M21S</meta:editing-duration>
    <meta:editing-cycles>22</meta:editing-cycles>
    <dc:date>2026-02-19T13:48:32.647885626</dc:date>
    <meta:print-date>2026-02-19T12:45:25.002472820</meta:print-date>
    <meta:document-statistic meta:object-count="319"/>
  </office:meta>
</office:document-meta>
</file>